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2.298cm"/>
    </style:style>
    <style:style style:name="co9" style:family="table-column">
      <style:table-column-properties fo:break-before="auto" style:column-width="2.122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3cm"/>
    </style:style>
    <style:style style:name="co13" style:family="table-column">
      <style:table-column-properties fo:break-before="auto" style:column-width="3.771cm"/>
    </style:style>
    <style:style style:name="co14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95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2.159cm" fo:break-before="auto" style:use-optimal-row-height="false"/>
    </style:style>
    <style:style style:name="ro5" style:family="table-row">
      <style:table-row-properties style:row-height="0.566cm" fo:break-before="auto" style:use-optimal-row-height="false"/>
    </style:style>
    <style:style style:name="ro6" style:family="table-row">
      <style:table-row-properties style:row-height="1.062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61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61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61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61">
      <style:table-cell-properties style:diagonal-bl-tr="none" style:diagonal-tl-br="none" style:text-align-source="fix" style:repeat-content="false" fo:background-color="transparent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c0c0c0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666666" fo:background-color="#c0c0c0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6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6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6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6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6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61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ce7"/>
        <table:table-column table:style-name="co4" table:default-cell-style-name="ce8"/>
        <table:table-column table:style-name="co1" table:default-cell-style-name="ce8"/>
        <table:table-column table:style-name="co1" table:number-columns-repeated="5" table:default-cell-style-name="ce7"/>
        <table:table-column table:style-name="co5" table:default-cell-style-name="ce7"/>
        <table:table-column table:style-name="co6" table:default-cell-style-name="ce11"/>
        <table:table-column table:style-name="co1" table:number-columns-repeated="2" table:default-cell-style-name="ce11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1" table:visibility="collapse">
          <table:table-cell/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quential without sieve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ce6" office:value-type="float" office:value="58.092" calcext:value-type="float">
            <text:p>58,092</text:p>
          </table:table-cell>
          <table:table-cell office:value-type="float" office:value="224937600000" calcext:value-type="float">
            <text:p>2,25E+11</text:p>
          </table:table-cell>
          <table:table-cell table:style-name="ce9" office:value-type="float" office:value="229334400000" calcext:value-type="float">
            <text:p>2,29E+11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table:style-name="ce10"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,38E+10</text:p>
          </table:table-cell>
          <table:table-cell office:value-type="float" office:value="86222400000" calcext:value-type="float">
            <text:p>8,62E+1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table:style-name="ce10" office:value-type="string" calcext:value-type="string">
            <text:p>-</text:p>
          </table:table-cell>
          <table:table-cell table:formula="of:=[.$C$4]/[.E9]" office:value-type="float" office:value="1601097.84995425" calcext:value-type="float">
            <text:p>1601097,84995425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,41E+11</text:p>
          </table:table-cell>
          <table:table-cell office:value-type="float" office:value="144621600000" calcext:value-type="float">
            <text:p>1,45E+11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table:style-name="ce10" office:value-type="string" calcext:value-type="string">
            <text:p>-</text:p>
          </table:table-cell>
          <table:table-cell table:formula="of:=[.$D$4]/[.E10]" office:value-type="float" office:value="955422.733600852" calcext:value-type="float">
            <text:p>955422,733600852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quential with sieve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,31E+09</text:p>
          </table:table-cell>
          <table:table-cell office:value-type="float" office:value="1975200000" calcext:value-type="float">
            <text:p>1,98E+09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table:style-name="ce10" office:value-type="string" calcext:value-type="string">
            <text:p>-</text:p>
          </table:table-cell>
          <table:table-cell table:formula="of:=[.$B$4]/[.E11]" office:value-type="float" office:value="120898098.445596" calcext:value-type="float">
            <text:p>120898098,445596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,17E+09</text:p>
          </table:table-cell>
          <table:table-cell office:value-type="float" office:value="859200000" calcext:value-type="float">
            <text:p>8,59E+08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 table:style-name="ce10" office:value-type="string" calcext:value-type="string">
            <text:p>-</text:p>
          </table:table-cell>
          <table:table-cell table:formula="of:=[.$C$4]/[.E12]" office:value-type="float" office:value="147679320.675105" calcext:value-type="float">
            <text:p>147679320,675105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,95E+09</text:p>
          </table:table-cell>
          <table:table-cell office:value-type="float" office:value="1584000000" calcext:value-type="float">
            <text:p>1,58E+09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 table:style-name="ce10" office:value-type="string" calcext:value-type="string">
            <text:p>-</text:p>
          </table:table-cell>
          <table:table-cell table:formula="of:=[.$D$4]/[.E13]" office:value-type="float" office:value="77262695.3642384" calcext:value-type="float">
            <text:p>77262695,3642384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parallel domain naiv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,54E+09</text:p>
          </table:table-cell>
          <table:table-cell office:value-type="float" office:value="6861600000" calcext:value-type="float">
            <text:p>6,86E+09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 table:formula="of:=[.$E$11]/[.E14]" office:value-type="float" office:value="0.9264" calcext:value-type="float">
            <text:p>0,9264</text:p>
          </table:table-cell>
          <table:table-cell table:formula="of:=[.$B$4]/[.E14]" office:value-type="float" office:value="111999998.4" calcext:value-type="float">
            <text:p>111999998,4</text:p>
          </table:table-cell>
          <table:table-cell table:formula="of:=[.N14]/4" office:value-type="float" office:value="0.2316" calcext:value-type="float">
            <text:p>0,2316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,27E+09</text:p>
          </table:table-cell>
          <table:table-cell office:value-type="float" office:value="2940000000" calcext:value-type="float">
            <text:p>2,94E+09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 table:formula="of:=[.$E$12]/[.E15]" office:value-type="float" office:value="0.724770642201835" calcext:value-type="float">
            <text:p>0,724770642201835</text:p>
          </table:table-cell>
          <table:table-cell table:formula="of:=[.$C$4]/[.E15]" office:value-type="float" office:value="107033636.085627" calcext:value-type="float">
            <text:p>107033636,085627</text:p>
          </table:table-cell>
          <table:table-cell table:formula="of:=[.N15]/4" office:value-type="float" office:value="0.181192660550459" calcext:value-type="float">
            <text:p>0,18119266055045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,79E+09</text:p>
          </table:table-cell>
          <table:table-cell office:value-type="float" office:value="6516000000" calcext:value-type="float">
            <text:p>6,52E+09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 table:formula="of:=[.$E$13]/[.E16]" office:value-type="float" office:value="0.75" calcext:value-type="float">
            <text:p>0,75</text:p>
          </table:table-cell>
          <table:table-cell table:formula="of:=[.$D$4]/[.E16]" office:value-type="float" office:value="57947021.5231788" calcext:value-type="float">
            <text:p>57947021,5231788</text:p>
          </table:table-cell>
          <table:table-cell table:formula="of:=[.N16]/4" office:value-type="float" office:value="0.1875" calcext:value-type="float">
            <text:p>0,1875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,26E+10</text:p>
          </table:table-cell>
          <table:table-cell office:value-type="float" office:value="12854400000" calcext:value-type="float">
            <text:p>1,29E+1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 table:formula="of:=[.$E$11]/[.E17]" office:value-type="float" office:value="0.528767123287671" calcext:value-type="float">
            <text:p>0,528767123287671</text:p>
          </table:table-cell>
          <table:table-cell table:formula="of:=[.$B$4]/[.E17]" office:value-type="float" office:value="63926939.7260274" calcext:value-type="float">
            <text:p>63926939,7260274</text:p>
          </table:table-cell>
          <table:table-cell table:formula="of:=[.N17]/4" office:value-type="float" office:value="0.132191780821918" calcext:value-type="float">
            <text:p>0,132191780821918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,66E+09</text:p>
          </table:table-cell>
          <table:table-cell office:value-type="float" office:value="7209600000" calcext:value-type="float">
            <text:p>7,21E+09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 table:formula="of:=[.$E$12]/[.E18]" office:value-type="float" office:value="0.453154875717017" calcext:value-type="float">
            <text:p>0,453154875717017</text:p>
          </table:table-cell>
          <table:table-cell table:formula="of:=[.$C$4]/[.E18]" office:value-type="float" office:value="66921604.206501" calcext:value-type="float">
            <text:p>66921604,206501</text:p>
          </table:table-cell>
          <table:table-cell table:formula="of:=[.N18]/4" office:value-type="float" office:value="0.113288718929254" calcext:value-type="float">
            <text:p>0,113288718929254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,04E+10</text:p>
          </table:table-cell>
          <table:table-cell office:value-type="float" office:value="12489600000" calcext:value-type="float">
            <text:p>1,25E+1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 table:formula="of:=[.$E$13]/[.E19]" office:value-type="float" office:value="0.470404984423676" calcext:value-type="float">
            <text:p>0,470404984423676</text:p>
          </table:table-cell>
          <table:table-cell table:formula="of:=[.$D$4]/[.E19]" office:value-type="float" office:value="36344757.0093458" calcext:value-type="float">
            <text:p>36344757,0093458</text:p>
          </table:table-cell>
          <table:table-cell table:formula="of:=[.N19]/4" office:value-type="float" office:value="0.117601246105919" calcext:value-type="float">
            <text:p>0,117601246105919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,04E+09</text:p>
          </table:table-cell>
          <table:table-cell office:value-type="float" office:value="11911200000" calcext:value-type="float">
            <text:p>1,19E+1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 table:formula="of:=[.$E$11]/[.E20]" office:value-type="float" office:value="0.877272727272727" calcext:value-type="float">
            <text:p>0,877272727272727</text:p>
          </table:table-cell>
          <table:table-cell table:formula="of:=[.$B$4]/[.E20]" office:value-type="float" office:value="106060604.545455" calcext:value-type="float">
            <text:p>106060604,545455</text:p>
          </table:table-cell>
          <table:table-cell table:formula="of:=[.N20]/4" office:value-type="float" office:value="0.219318181818182" calcext:value-type="float">
            <text:p>0,219318181818182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,23E+09</text:p>
          </table:table-cell>
          <table:table-cell office:value-type="float" office:value="5599200000" calcext:value-type="float">
            <text:p>5,60E+09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 table:formula="of:=[.$E$12]/[.E21]" office:value-type="float" office:value="0.929411764705882" calcext:value-type="float">
            <text:p>0,929411764705882</text:p>
          </table:table-cell>
          <table:table-cell table:formula="of:=[.$C$4]/[.E21]" office:value-type="float" office:value="137254898.039216" calcext:value-type="float">
            <text:p>137254898,039216</text:p>
          </table:table-cell>
          <table:table-cell table:formula="of:=[.N21]/4" office:value-type="float" office:value="0.232352941176471" calcext:value-type="float">
            <text:p>0,232352941176471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,71E+09</text:p>
          </table:table-cell>
          <table:table-cell office:value-type="float" office:value="9240000000" calcext:value-type="float">
            <text:p>9,24E+09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 table:formula="of:=[.$E$13]/[.E22]" office:value-type="float" office:value="0.751243781094527" calcext:value-type="float">
            <text:p>0,751243781094527</text:p>
          </table:table-cell>
          <table:table-cell table:formula="of:=[.$D$4]/[.E22]" office:value-type="float" office:value="58043119.4029851" calcext:value-type="float">
            <text:p>58043119,4029851</text:p>
          </table:table-cell>
          <table:table-cell table:formula="of:=[.N22]/4" office:value-type="float" office:value="0.187810945273632" calcext:value-type="float">
            <text:p>0,187810945273632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,71E+10</text:p>
          </table:table-cell>
          <table:table-cell office:value-type="float" office:value="19740000000" calcext:value-type="float">
            <text:p>1,97E+1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 table:formula="of:=[.$E$11]/[.E23]" office:value-type="float" office:value="0.429525222551929" calcext:value-type="float">
            <text:p>0,429525222551929</text:p>
          </table:table-cell>
          <table:table-cell table:formula="of:=[.$B$4]/[.E23]" office:value-type="float" office:value="51928782.6409496" calcext:value-type="float">
            <text:p>51928782,6409496</text:p>
          </table:table-cell>
          <table:table-cell table:formula="of:=[.N23]/4" office:value-type="float" office:value="0.107381305637982" calcext:value-type="float">
            <text:p>0,107381305637982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,52E+09</text:p>
          </table:table-cell>
          <table:table-cell office:value-type="float" office:value="12278400000" calcext:value-type="float">
            <text:p>1,23E+1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 table:formula="of:=[.$E$12]/[.E24]" office:value-type="float" office:value="0.376190476190476" calcext:value-type="float">
            <text:p>0,376190476190476</text:p>
          </table:table-cell>
          <table:table-cell table:formula="of:=[.$C$4]/[.E24]" office:value-type="float" office:value="55555553.968254" calcext:value-type="float">
            <text:p>55555553,968254</text:p>
          </table:table-cell>
          <table:table-cell table:formula="of:=[.N24]/4" office:value-type="float" office:value="0.0940476190476191" calcext:value-type="float">
            <text:p>0,09404761904761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,29E+10</text:p>
          </table:table-cell>
          <table:table-cell office:value-type="float" office:value="17956800000" calcext:value-type="float">
            <text:p>1,80E+1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 table:formula="of:=[.$E$13]/[.E25]" office:value-type="float" office:value="0.43019943019943" calcext:value-type="float">
            <text:p>0,43019943019943</text:p>
          </table:table-cell>
          <table:table-cell table:formula="of:=[.$D$4]/[.E25]" office:value-type="float" office:value="33238367.5213675" calcext:value-type="float">
            <text:p>33238367,5213675</text:p>
          </table:table-cell>
          <table:table-cell table:formula="of:=[.N25]/4" office:value-type="float" office:value="0.107549857549858" calcext:value-type="float">
            <text:p>0,107549857549858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,46E+09</text:p>
          </table:table-cell>
          <table:table-cell office:value-type="float" office:value="5848800000" calcext:value-type="float">
            <text:p>5,85E+09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 table:formula="of:=[.$E$11]/[.E26]" office:value-type="float" office:value="1.158" calcext:value-type="float">
            <text:p>1,158</text:p>
          </table:table-cell>
          <table:table-cell table:formula="of:=[.$B$4]/[.E26]" office:value-type="float" office:value="139999998" calcext:value-type="float">
            <text:p>139999998</text:p>
          </table:table-cell>
          <table:table-cell table:formula="of:=[.N26]/4" office:value-type="float" office:value="0.2895" calcext:value-type="float">
            <text:p>0,289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,76E+09</text:p>
          </table:table-cell>
          <table:table-cell office:value-type="float" office:value="1999200000" calcext:value-type="float">
            <text:p>2,00E+09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 table:formula="of:=[.$E$12]/[.E27]" office:value-type="float" office:value="1.3859649122807" calcext:value-type="float">
            <text:p>1,3859649122807</text:p>
          </table:table-cell>
          <table:table-cell table:formula="of:=[.$C$4]/[.E27]" office:value-type="float" office:value="204678356.725146" calcext:value-type="float">
            <text:p>204678356,725146</text:p>
          </table:table-cell>
          <table:table-cell table:formula="of:=[.N27]/4" office:value-type="float" office:value="0.346491228070175" calcext:value-type="float">
            <text:p>0,34649122807017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,75E+09</text:p>
          </table:table-cell>
          <table:table-cell office:value-type="float" office:value="1872000000" calcext:value-type="float">
            <text:p>1,87E+09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 table:formula="of:=[.$E$13]/[.E28]" office:value-type="float" office:value="2.94155844155844" calcext:value-type="float">
            <text:p>2,94155844155844</text:p>
          </table:table-cell>
          <table:table-cell table:formula="of:=[.$D$4]/[.E28]" office:value-type="float" office:value="227272733.766234" calcext:value-type="float">
            <text:p>227272733,766234</text:p>
          </table:table-cell>
          <table:table-cell table:formula="of:=[.N28]/4" office:value-type="float" office:value="0.73538961038961" calcext:value-type="float">
            <text:p>0,73538961038961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0.934" calcext:value-type="float">
            <text:p>0,934</text:p>
          </table:table-cell>
          <table:table-cell office:value-type="float" office:value="12384000000" calcext:value-type="float">
            <text:p>1,24E+10</text:p>
          </table:table-cell>
          <table:table-cell office:value-type="float" office:value="10099200000" calcext:value-type="float">
            <text:p>1,01E+10</text:p>
          </table:table-cell>
          <table:table-cell office:value-type="string" calcext:value-type="string">
            <text:p>30.7% </text:p>
          </table:table-cell>
          <table:table-cell office:value-type="string" calcext:value-type="string">
            <text:p>9.4% 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32.2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40.2% </text:p>
          </table:table-cell>
          <table:table-cell table:formula="of:=[.$E$11]/[.E29]" office:value-type="float" office:value="0.619914346895075" calcext:value-type="float">
            <text:p>0,619914346895075</text:p>
          </table:table-cell>
          <table:table-cell table:formula="of:=[.$B$4]/[.E29]" office:value-type="float" office:value="74946465.738758" calcext:value-type="float">
            <text:p>74946465,738758</text:p>
          </table:table-cell>
          <table:table-cell table:formula="of:=[.N29]/4" office:value-type="float" office:value="0.154978586723769" calcext:value-type="float">
            <text:p>0,15497858672376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02" calcext:value-type="float">
            <text:p>0,402</text:p>
          </table:table-cell>
          <table:table-cell office:value-type="float" office:value="6612000000" calcext:value-type="float">
            <text:p>6,61E+09</text:p>
          </table:table-cell>
          <table:table-cell office:value-type="float" office:value="5416800000" calcext:value-type="float">
            <text:p>5,42E+09</text:p>
          </table:table-cell>
          <table:table-cell office:value-type="string" calcext:value-type="string">
            <text:p>55.9% </text:p>
          </table:table-cell>
          <table:table-cell office:value-type="string" calcext:value-type="string">
            <text:p>18.9% </text:p>
          </table:table-cell>
          <table:table-cell office:value-type="string" calcext:value-type="string">
            <text:p>24.4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16.2% </text:p>
          </table:table-cell>
          <table:table-cell office:value-type="string" calcext:value-type="string">
            <text:p>32.3% </text:p>
          </table:table-cell>
          <table:table-cell table:formula="of:=[.$E$12]/[.E30]" office:value-type="float" office:value="0.58955223880597" calcext:value-type="float">
            <text:p>0,58955223880597</text:p>
          </table:table-cell>
          <table:table-cell table:formula="of:=[.$C$4]/[.E30]" office:value-type="float" office:value="87064674.1293532" calcext:value-type="float">
            <text:p>87064674,1293532</text:p>
          </table:table-cell>
          <table:table-cell table:formula="of:=[.N30]/4" office:value-type="float" office:value="0.147388059701493" calcext:value-type="float">
            <text:p>0,147388059701493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451" calcext:value-type="float">
            <text:p>0,451</text:p>
          </table:table-cell>
          <table:table-cell office:value-type="float" office:value="6789600000" calcext:value-type="float">
            <text:p>6,79E+09</text:p>
          </table:table-cell>
          <table:table-cell office:value-type="float" office:value="5911200000" calcext:value-type="float">
            <text:p>5,91E+09</text:p>
          </table:table-cell>
          <table:table-cell office:value-type="string" calcext:value-type="string">
            <text:p>42.6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6% </text:p>
          </table:table-cell>
          <table:table-cell office:value-type="string" calcext:value-type="string">
            <text:p>14.0% </text:p>
          </table:table-cell>
          <table:table-cell office:value-type="string" calcext:value-type="string">
            <text:p>31.6% </text:p>
          </table:table-cell>
          <table:table-cell office:value-type="string" calcext:value-type="string">
            <text:p>29.6% </text:p>
          </table:table-cell>
          <table:table-cell table:formula="of:=[.$E$13]/[.E31]" office:value-type="float" office:value="1.00443458980044" calcext:value-type="float">
            <text:p>1,00443458980044</text:p>
          </table:table-cell>
          <table:table-cell table:formula="of:=[.$D$4]/[.E31]" office:value-type="float" office:value="77605323.7250554" calcext:value-type="float">
            <text:p>77605323,7250554</text:p>
          </table:table-cell>
          <table:table-cell table:formula="of:=[.N31]/4" office:value-type="float" office:value="0.251108647450111" calcext:value-type="float">
            <text:p>0,251108647450111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31" calcext:value-type="float">
            <text:p>0,31</text:p>
          </table:table-cell>
          <table:table-cell office:value-type="float" office:value="3998400000" calcext:value-type="float">
            <text:p>4,00E+09</text:p>
          </table:table-cell>
          <table:table-cell office:value-type="float" office:value="5287200000" calcext:value-type="float">
            <text:p>5,29E+09</text:p>
          </table:table-cell>
          <table:table-cell office:value-type="string" calcext:value-type="string">
            <text:p>46.1% </text:p>
          </table:table-cell>
          <table:table-cell office:value-type="string" calcext:value-type="string">
            <text:p>11.1% </text:p>
          </table:table-cell>
          <table:table-cell office:value-type="string" calcext:value-type="string">
            <text:p>40.2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22.3% </text:p>
          </table:table-cell>
          <table:table-cell office:value-type="string" calcext:value-type="string">
            <text:p>33.8% </text:p>
          </table:table-cell>
          <table:table-cell table:formula="of:=[.$E$11]/[.E32]" office:value-type="float" office:value="1.86774193548387" calcext:value-type="float">
            <text:p>1,86774193548387</text:p>
          </table:table-cell>
          <table:table-cell table:formula="of:=[.$B$4]/[.E32]" office:value-type="float" office:value="225806448.387097" calcext:value-type="float">
            <text:p>225806448,387097</text:p>
          </table:table-cell>
          <table:table-cell table:formula="of:=[.N32]/4" office:value-type="float" office:value="0.466935483870968" calcext:value-type="float">
            <text:p>0,466935483870968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81" calcext:value-type="float">
            <text:p>0,181</text:p>
          </table:table-cell>
          <table:table-cell office:value-type="float" office:value="1893600000" calcext:value-type="float">
            <text:p>1,89E+09</text:p>
          </table:table-cell>
          <table:table-cell office:value-type="float" office:value="2414400000" calcext:value-type="float">
            <text:p>2,41E+09</text:p>
          </table:table-cell>
          <table:table-cell office:value-type="string" calcext:value-type="string">
            <text:p>75.4% </text:p>
          </table:table-cell>
          <table:table-cell office:value-type="string" calcext:value-type="string">
            <text:p>25.5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9.7% </text:p>
          </table:table-cell>
          <table:table-cell table:formula="of:=[.$E$12]/[.E33]" office:value-type="float" office:value="1.30939226519337" calcext:value-type="float">
            <text:p>1,30939226519337</text:p>
          </table:table-cell>
          <table:table-cell table:formula="of:=[.$C$4]/[.E33]" office:value-type="float" office:value="193370160.220994" calcext:value-type="float">
            <text:p>193370160,220994</text:p>
          </table:table-cell>
          <table:table-cell table:formula="of:=[.N33]/4" office:value-type="float" office:value="0.327348066298342" calcext:value-type="float">
            <text:p>0,327348066298342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71" calcext:value-type="float">
            <text:p>0,171</text:p>
          </table:table-cell>
          <table:table-cell office:value-type="float" office:value="1905600000" calcext:value-type="float">
            <text:p>1,91E+09</text:p>
          </table:table-cell>
          <table:table-cell office:value-type="float" office:value="2371200000" calcext:value-type="float">
            <text:p>2,37E+09</text:p>
          </table:table-cell>
          <table:table-cell office:value-type="string" calcext:value-type="string">
            <text:p>29.5% </text:p>
          </table:table-cell>
          <table:table-cell office:value-type="string" calcext:value-type="string">
            <text:p>22.4% </text:p>
          </table:table-cell>
          <table:table-cell office:value-type="string" calcext:value-type="string">
            <text:p>45.7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19.1% </text:p>
          </table:table-cell>
          <table:table-cell office:value-type="string" calcext:value-type="string">
            <text:p>33.4% </text:p>
          </table:table-cell>
          <table:table-cell table:formula="of:=[.$E$13]/[.E34]" office:value-type="float" office:value="2.64912280701754" calcext:value-type="float">
            <text:p>2,64912280701754</text:p>
          </table:table-cell>
          <table:table-cell table:formula="of:=[.$D$4]/[.E34]" office:value-type="float" office:value="204678368.421053" calcext:value-type="float">
            <text:p>204678368,421053</text:p>
          </table:table-cell>
          <table:table-cell table:formula="of:=[.N34]/4" office:value-type="float" office:value="0.662280701754386" calcext:value-type="float">
            <text:p>0,662280701754386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0.879" calcext:value-type="float">
            <text:p>0,879</text:p>
          </table:table-cell>
          <table:table-cell office:value-type="float" office:value="16848000000" calcext:value-type="float">
            <text:p>1,68E+10</text:p>
          </table:table-cell>
          <table:table-cell office:value-type="float" office:value="12734400000" calcext:value-type="float">
            <text:p>1,27E+10</text:p>
          </table:table-cell>
          <table:table-cell office:value-type="string" calcext:value-type="string">
            <text:p>51.7% </text:p>
          </table:table-cell>
          <table:table-cell office:value-type="string" calcext:value-type="string">
            <text:p>11.4% </text:p>
          </table:table-cell>
          <table:table-cell office:value-type="string" calcext:value-type="string">
            <text:p>35.4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25.6% </text:p>
          </table:table-cell>
          <table:table-cell office:value-type="string" calcext:value-type="string">
            <text:p>38.4% </text:p>
          </table:table-cell>
          <table:table-cell table:formula="of:=[.$E$11]/[.E35]" office:value-type="float" office:value="0.658703071672355" calcext:value-type="float">
            <text:p>0,658703071672355</text:p>
          </table:table-cell>
          <table:table-cell table:formula="of:=[.$B$4]/[.E35]" office:value-type="float" office:value="79635948.8054608" calcext:value-type="float">
            <text:p>79635948,8054608</text:p>
          </table:table-cell>
          <table:table-cell table:formula="of:=[.N35]/4" office:value-type="float" office:value="0.164675767918089" calcext:value-type="float">
            <text:p>0,16467576791808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91" calcext:value-type="float">
            <text:p>0,491</text:p>
          </table:table-cell>
          <table:table-cell office:value-type="float" office:value="9434400000" calcext:value-type="float">
            <text:p>9,43E+09</text:p>
          </table:table-cell>
          <table:table-cell office:value-type="float" office:value="9201600000" calcext:value-type="float">
            <text:p>9,20E+09</text:p>
          </table:table-cell>
          <table:table-cell office:value-type="string" calcext:value-type="string">
            <text:p>51.1% </text:p>
          </table:table-cell>
          <table:table-cell table:number-columns-repeated="2" office:value-type="string" calcext:value-type="string">
            <text:p>8.5% </text:p>
          </table:table-cell>
          <table:table-cell office:value-type="string" calcext:value-type="string">
            <text:p>18.1% </text:p>
          </table:table-cell>
          <table:table-cell office:value-type="string" calcext:value-type="string">
            <text:p>20.8% </text:p>
          </table:table-cell>
          <table:table-cell office:value-type="string" calcext:value-type="string">
            <text:p>34.1% </text:p>
          </table:table-cell>
          <table:table-cell table:formula="of:=[.$E$12]/[.E36]" office:value-type="float" office:value="0.482688391038697" calcext:value-type="float">
            <text:p>0,482688391038697</text:p>
          </table:table-cell>
          <table:table-cell table:formula="of:=[.$C$4]/[.E36]" office:value-type="float" office:value="71283093.6863544" calcext:value-type="float">
            <text:p>71283093,6863544</text:p>
          </table:table-cell>
          <table:table-cell table:formula="of:=[.N36]/4" office:value-type="float" office:value="0.120672097759674" calcext:value-type="float">
            <text:p>0,120672097759674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516" calcext:value-type="float">
            <text:p>0,516</text:p>
          </table:table-cell>
          <table:table-cell office:value-type="float" office:value="9741600000" calcext:value-type="float">
            <text:p>9,74E+09</text:p>
          </table:table-cell>
          <table:table-cell office:value-type="float" office:value="9744000000" calcext:value-type="float">
            <text:p>9,74E+09</text:p>
          </table:table-cell>
          <table:table-cell office:value-type="string" calcext:value-type="string">
            <text:p>49.1% </text:p>
          </table:table-cell>
          <table:table-cell office:value-type="string" calcext:value-type="string">
            <text:p>11.5% </text:p>
          </table:table-cell>
          <table:table-cell office:value-type="string" calcext:value-type="string">
            <text:p>37.9% </text:p>
          </table:table-cell>
          <table:table-cell office:value-type="string" calcext:value-type="string">
            <text:p>8.9% </text:p>
          </table:table-cell>
          <table:table-cell office:value-type="string" calcext:value-type="string">
            <text:p>29.1% </text:p>
          </table:table-cell>
          <table:table-cell office:value-type="string" calcext:value-type="string">
            <text:p>32.5% </text:p>
          </table:table-cell>
          <table:table-cell table:formula="of:=[.$E$13]/[.E37]" office:value-type="float" office:value="0.877906976744186" calcext:value-type="float">
            <text:p>0,877906976744186</text:p>
          </table:table-cell>
          <table:table-cell table:formula="of:=[.$D$4]/[.E37]" office:value-type="float" office:value="67829459.3023256" calcext:value-type="float">
            <text:p>67829459,3023256</text:p>
          </table:table-cell>
          <table:table-cell table:formula="of:=[.N37]/4" office:value-type="float" office:value="0.219476744186046" calcext:value-type="float">
            <text:p>0,219476744186046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1" table:number-rows-spanned="6">
            <text:p>równoległy naiwne bez sita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3.31" calcext:value-type="float">
            <text:p>23,31</text:p>
          </table:table-cell>
          <table:table-cell office:value-type="float" office:value="226416000000" calcext:value-type="float">
            <text:p>2,26E+11</text:p>
          </table:table-cell>
          <table:table-cell office:value-type="float" office:value="263196000000" calcext:value-type="float">
            <text:p>2,63E+11</text:p>
          </table:table-cell>
          <table:table-cell office:value-type="string" calcext:value-type="string">
            <text:p>51.5% </text:p>
          </table:table-cell>
          <table:table-cell office:value-type="string" calcext:value-type="string">
            <text:p>51.6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9.0% </text:p>
          </table:table-cell>
          <table:table-cell table:formula="of:=[.$E$11]/[.E38]" office:value-type="float" office:value="0.0248391248391248" calcext:value-type="float">
            <text:p>0,024839124839125</text:p>
          </table:table-cell>
          <table:table-cell table:formula="of:=[.$B$4]/[.E38]" office:value-type="float" office:value="3003002.96010296" calcext:value-type="float">
            <text:p>3003002,96010296</text:p>
          </table:table-cell>
          <table:table-cell table:formula="of:=[.N38]/4" office:value-type="float" office:value="0.00620978120978121" calcext:value-type="float">
            <text:p>0,006209781209781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8.202" calcext:value-type="float">
            <text:p>8,202</text:p>
          </table:table-cell>
          <table:table-cell office:value-type="float" office:value="85471200000" calcext:value-type="float">
            <text:p>8,55E+10</text:p>
          </table:table-cell>
          <table:table-cell office:value-type="float" office:value="99196800000" calcext:value-type="float">
            <text:p>9,92E+10</text:p>
          </table:table-cell>
          <table:table-cell office:value-type="string" calcext:value-type="string">
            <text:p>52.5% </text:p>
          </table:table-cell>
          <table:table-cell office:value-type="string" calcext:value-type="string">
            <text:p>50.8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8.5% </text:p>
          </table:table-cell>
          <table:table-cell table:formula="of:=[.$E$12]/[.E39]" office:value-type="float" office:value="0.028895391367959" calcext:value-type="float">
            <text:p>0,028895391367959</text:p>
          </table:table-cell>
          <table:table-cell table:formula="of:=[.$C$4]/[.E39]" office:value-type="float" office:value="4267251.7678615" calcext:value-type="float">
            <text:p>4267251,7678615</text:p>
          </table:table-cell>
          <table:table-cell table:formula="of:=[.N39]/4" office:value-type="float" office:value="0.00722384784198976" calcext:value-type="float">
            <text:p>0,0072238478419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2.764" calcext:value-type="float">
            <text:p>12,764</text:p>
          </table:table-cell>
          <table:table-cell office:value-type="float" office:value="142936800000" calcext:value-type="float">
            <text:p>1,43E+11</text:p>
          </table:table-cell>
          <table:table-cell office:value-type="float" office:value="168621600000" calcext:value-type="float">
            <text:p>1,69E+11</text:p>
          </table:table-cell>
          <table:table-cell office:value-type="string" calcext:value-type="string">
            <text:p>50.6% </text:p>
          </table:table-cell>
          <table:table-cell office:value-type="string" calcext:value-type="string">
            <text:p>48.7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70.4% </text:p>
          </table:table-cell>
          <table:table-cell table:formula="of:=[.$E$13]/[.E40]" office:value-type="float" office:value="0.0354904418677531" calcext:value-type="float">
            <text:p>0,035490441867753</text:p>
          </table:table-cell>
          <table:table-cell table:formula="of:=[.$D$4]/[.E40]" office:value-type="float" office:value="2742087.19837042" calcext:value-type="float">
            <text:p>2742087,19837042</text:p>
          </table:table-cell>
          <table:table-cell table:formula="of:=[.N40]/4" office:value-type="float" office:value="0.00887261046693827" calcext:value-type="float">
            <text:p>0,008872610466938</text:p>
          </table:table-cell>
        </table:table-row>
        <table:table-row table:style-name="ro3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6.576" calcext:value-type="float">
            <text:p>16,576</text:p>
          </table:table-cell>
          <table:table-cell office:value-type="float" office:value="228499200000" calcext:value-type="float">
            <text:p>2,28E+11</text:p>
          </table:table-cell>
          <table:table-cell office:value-type="float" office:value="323544000000" calcext:value-type="float">
            <text:p>3,24E+11</text:p>
          </table:table-cell>
          <table:table-cell office:value-type="string" calcext:value-type="string">
            <text:p>58.1% </text:p>
          </table:table-cell>
          <table:table-cell office:value-type="string" calcext:value-type="string">
            <text:p>41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7.6% </text:p>
          </table:table-cell>
          <table:table-cell table:formula="of:=[.$E$11]/[.E41]" office:value-type="float" office:value="0.0349300193050193" calcext:value-type="float">
            <text:p>0,034930019305019</text:p>
          </table:table-cell>
          <table:table-cell table:formula="of:=[.$B$4]/[.E41]" office:value-type="float" office:value="4222972.91264479" calcext:value-type="float">
            <text:p>4222972,91264479</text:p>
          </table:table-cell>
          <table:table-cell table:formula="of:=[.N41]/4" office:value-type="float" office:value="0.00873250482625483" calcext:value-type="float">
            <text:p>0,00873250482625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6.091" calcext:value-type="float">
            <text:p>6,091</text:p>
          </table:table-cell>
          <table:table-cell office:value-type="float" office:value="86942400000" calcext:value-type="float">
            <text:p>8,69E+10</text:p>
          </table:table-cell>
          <table:table-cell office:value-type="float" office:value="125935200000" calcext:value-type="float">
            <text:p>1,26E+11</text:p>
          </table:table-cell>
          <table:table-cell office:value-type="string" calcext:value-type="string">
            <text:p>59.6% </text:p>
          </table:table-cell>
          <table:table-cell office:value-type="string" calcext:value-type="string">
            <text:p>42.0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8.2% </text:p>
          </table:table-cell>
          <table:table-cell table:formula="of:=[.$E$12]/[.E42]" office:value-type="float" office:value="0.0389098670169102" calcext:value-type="float">
            <text:p>0,03890986701691</text:p>
          </table:table-cell>
          <table:table-cell table:formula="of:=[.$C$4]/[.E42]" office:value-type="float" office:value="5746182.72861599" calcext:value-type="float">
            <text:p>5746182,72861599</text:p>
          </table:table-cell>
          <table:table-cell table:formula="of:=[.N42]/4" office:value-type="float" office:value="0.00972746675422755" calcext:value-type="float">
            <text:p>0,009727466754228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9.156" calcext:value-type="float">
            <text:p>9,156</text:p>
          </table:table-cell>
          <table:table-cell office:value-type="float" office:value="143856000000" calcext:value-type="float">
            <text:p>1,44E+11</text:p>
          </table:table-cell>
          <table:table-cell office:value-type="float" office:value="214010400000" calcext:value-type="float">
            <text:p>2,14E+11</text:p>
          </table:table-cell>
          <table:table-cell office:value-type="string" calcext:value-type="string">
            <text:p>60.5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84.9% </text:p>
          </table:table-cell>
          <table:table-cell table:formula="of:=[.$E$13]/[.E43]" office:value-type="float" office:value="0.049475753604194" calcext:value-type="float">
            <text:p>0,049475753604194</text:p>
          </table:table-cell>
          <table:table-cell table:formula="of:=[.$D$4]/[.E43]" office:value-type="float" office:value="3822630.07863696" calcext:value-type="float">
            <text:p>3822630,07863696</text:p>
          </table:table-cell>
          <table:table-cell table:formula="of:=[.N43]/4" office:value-type="float" office:value="0.0123689384010485" calcext:value-type="float">
            <text:p>0,012368938401049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1" table:number-rows-spanned="6">
            <text:p>równoległy optymalne bez sita</text:p>
          </table:table-cell>
          <table:table-cell table:style-name="ce5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2.589" calcext:value-type="float">
            <text:p>22,589</text:p>
          </table:table-cell>
          <table:table-cell office:value-type="float" office:value="226701600000" calcext:value-type="float">
            <text:p>2,27E+11</text:p>
          </table:table-cell>
          <table:table-cell office:value-type="float" office:value="258290400000" calcext:value-type="float">
            <text:p>2,58E+11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49.6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61.3% </text:p>
          </table:table-cell>
          <table:table-cell table:formula="of:=[.$E$11]/[.E44]" office:value-type="float" office:value="0.0256319447518704" calcext:value-type="float">
            <text:p>0,02563194475187</text:p>
          </table:table-cell>
          <table:table-cell table:formula="of:=[.$B$4]/[.E44]" office:value-type="float" office:value="3098853.3799637" calcext:value-type="float">
            <text:p>3098853,3799637</text:p>
          </table:table-cell>
          <table:table-cell table:formula="of:=[.N44]/4" office:value-type="float" office:value="0.00640798618796759" calcext:value-type="float">
            <text:p>0,006407986187968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8.242" calcext:value-type="float">
            <text:p>8,242</text:p>
          </table:table-cell>
          <table:table-cell office:value-type="float" office:value="85509600000" calcext:value-type="float">
            <text:p>8,55E+10</text:p>
          </table:table-cell>
          <table:table-cell office:value-type="float" office:value="100970400000" calcext:value-type="float">
            <text:p>1,01E+11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48.8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59.2% </text:p>
          </table:table-cell>
          <table:table-cell table:formula="of:=[.$E$12]/[.E45]" office:value-type="float" office:value="0.0287551565154089" calcext:value-type="float">
            <text:p>0,028755156515409</text:p>
          </table:table-cell>
          <table:table-cell table:formula="of:=[.$C$4]/[.E45]" office:value-type="float" office:value="4246541.98010192" calcext:value-type="float">
            <text:p>4246541,98010192</text:p>
          </table:table-cell>
          <table:table-cell table:formula="of:=[.N45]/4" office:value-type="float" office:value="0.00718878912885222" calcext:value-type="float">
            <text:p>0,007188789128852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12.532" calcext:value-type="float">
            <text:p>12,532</text:p>
          </table:table-cell>
          <table:table-cell office:value-type="float" office:value="142879200000" calcext:value-type="float">
            <text:p>1,43E+11</text:p>
          </table:table-cell>
          <table:table-cell office:value-type="float" office:value="166992000000" calcext:value-type="float">
            <text:p>1,67E+11</text:p>
          </table:table-cell>
          <table:table-cell office:value-type="string" calcext:value-type="string">
            <text:p>50.0% </text:p>
          </table:table-cell>
          <table:table-cell office:value-type="string" calcext:value-type="string">
            <text:p>49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0.9% </text:p>
          </table:table-cell>
          <table:table-cell table:formula="of:=[.$E$13]/[.E46]" office:value-type="float" office:value="0.0361474624960102" calcext:value-type="float">
            <text:p>0,03614746249601</text:p>
          </table:table-cell>
          <table:table-cell table:formula="of:=[.$D$4]/[.E46]" office:value-type="float" office:value="2792850.38301947" calcext:value-type="float">
            <text:p>2792850,38301947</text:p>
          </table:table-cell>
          <table:table-cell table:formula="of:=[.N46]/4" office:value-type="float" office:value="0.00903686562400255" calcext:value-type="float">
            <text:p>0,009036865624003</text:p>
          </table:table-cell>
        </table:table-row>
        <table:table-row table:style-name="ro3">
          <table:table-cell/>
          <table:covered-table-cell table:style-name="ce3"/>
          <table:table-cell table:style-name="ce5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5.832" calcext:value-type="float">
            <text:p>15,832</text:p>
          </table:table-cell>
          <table:table-cell office:value-type="float" office:value="228756000000" calcext:value-type="float">
            <text:p>2,29E+11</text:p>
          </table:table-cell>
          <table:table-cell office:value-type="float" office:value="323776800000" calcext:value-type="float">
            <text:p>3,24E+11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42.7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81.3% </text:p>
          </table:table-cell>
          <table:table-cell table:formula="of:=[.$E$11]/[.E47]" office:value-type="float" office:value="0.0365715007579586" calcext:value-type="float">
            <text:p>0,036571500757959</text:p>
          </table:table-cell>
          <table:table-cell table:formula="of:=[.$B$4]/[.E47]" office:value-type="float" office:value="4421424.89893886" calcext:value-type="float">
            <text:p>4421424,89893886</text:p>
          </table:table-cell>
          <table:table-cell table:formula="of:=[.N47]/4" office:value-type="float" office:value="0.00914287518948964" calcext:value-type="float">
            <text:p>0,00914287518949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5.992" calcext:value-type="float">
            <text:p>5,992</text:p>
          </table:table-cell>
          <table:table-cell office:value-type="float" office:value="86774400000" calcext:value-type="float">
            <text:p>8,68E+10</text:p>
          </table:table-cell>
          <table:table-cell office:value-type="float" office:value="125040000000" calcext:value-type="float">
            <text:p>1,25E+11</text:p>
          </table:table-cell>
          <table:table-cell office:value-type="string" calcext:value-type="string">
            <text:p>55.7% </text:p>
          </table:table-cell>
          <table:table-cell office:value-type="string" calcext:value-type="string">
            <text:p>39.8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80.2% </text:p>
          </table:table-cell>
          <table:table-cell table:formula="of:=[.$E$12]/[.E48]" office:value-type="float" office:value="0.0395527369826435" calcext:value-type="float">
            <text:p>0,039552736982644</text:p>
          </table:table-cell>
          <table:table-cell table:formula="of:=[.$C$4]/[.E48]" office:value-type="float" office:value="5841121.32843792" calcext:value-type="float">
            <text:p>5841121,32843792</text:p>
          </table:table-cell>
          <table:table-cell table:formula="of:=[.N48]/4" office:value-type="float" office:value="0.00988818424566088" calcext:value-type="float">
            <text:p>0,009888184245661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9.291" calcext:value-type="float">
            <text:p>9,291</text:p>
          </table:table-cell>
          <table:table-cell office:value-type="float" office:value="143832000000" calcext:value-type="float">
            <text:p>1,44E+11</text:p>
          </table:table-cell>
          <table:table-cell office:value-type="float" office:value="213710400000" calcext:value-type="float">
            <text:p>2,14E+11</text:p>
          </table:table-cell>
          <table:table-cell office:value-type="string" calcext:value-type="string">
            <text:p>61.8% </text:p>
          </table:table-cell>
          <table:table-cell office:value-type="string" calcext:value-type="string">
            <text:p>40.1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86.7% </text:p>
          </table:table-cell>
          <table:table-cell table:formula="of:=[.$E$13]/[.E49]" office:value-type="float" office:value="0.0487568614788505" calcext:value-type="float">
            <text:p>0,048756861478851</text:p>
          </table:table-cell>
          <table:table-cell table:formula="of:=[.$D$4]/[.E49]" office:value-type="float" office:value="3767086.5353568" calcext:value-type="float">
            <text:p>3767086,5353568</text:p>
          </table:table-cell>
          <table:table-cell table:formula="of:=[.N49]/4" office:value-type="float" office:value="0.0121892153697126" calcext:value-type="float">
            <text:p>0,012189215369713</text:p>
          </table:table-cell>
        </table:table-row>
      </table:table>
      <table:table table:name="Arkusz2" table:style-name="ta1">
        <table:table-column table:style-name="co7" table:default-cell-style-name="Default"/>
        <table:table-column table:style-name="co8" table:default-cell-style-name="ce13"/>
        <table:table-column table:style-name="co9" table:default-cell-style-name="ce16"/>
        <table:table-column table:style-name="co10" table:default-cell-style-name="ce18"/>
        <table:table-column table:style-name="co11" table:default-cell-style-name="ce20"/>
        <table:table-column table:style-name="co11" table:default-cell-style-name="ce22"/>
        <table:table-column table:style-name="co11" table:default-cell-style-name="ce25"/>
        <table:table-column table:style-name="co11" table:default-cell-style-name="ce27"/>
        <table:table-column table:style-name="co11" table:default-cell-style-name="ce20"/>
        <table:table-column table:style-name="co11" table:default-cell-style-name="ce27"/>
        <table:table-column table:style-name="co11" table:default-cell-style-name="ce20"/>
        <table:table-column table:style-name="co11" table:default-cell-style-name="ce27"/>
        <table:table-column table:style-name="co11" table:default-cell-style-name="ce20"/>
        <table:table-column table:style-name="co11" table:default-cell-style-name="ce29"/>
        <table:table-column table:style-name="co1" table:default-cell-style-name="Default"/>
        <table:table-column table:style-name="co1" table:default-cell-style-name="ce11"/>
        <table:table-row table:style-name="ro1" table:number-rows-repeated="2"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4">
          <table:table-cell/>
          <table:table-cell table:style-name="ce12" office:value-type="string" calcext:value-type="string">
            <text:p>method</text:p>
          </table:table-cell>
          <table:table-cell table:style-name="ce15" office:value-type="string" calcext:value-type="string">
            <text:p>number of threads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Elapsed time [s]</text:p>
          </table:table-cell>
          <table:table-cell table:style-name="ce15" office:value-type="string" calcext:value-type="string">
            <text:p>Instructions retired</text:p>
          </table:table-cell>
          <table:table-cell table:style-name="ce15" office:value-type="string" calcext:value-type="string">
            <text:p>Clockticks</text:p>
          </table:table-cell>
          <table:table-cell table:style-name="ce15" office:value-type="string" calcext:value-type="string">
            <text:p>Retiring</text:p>
          </table:table-cell>
          <table:table-cell table:style-name="ce15" office:value-type="string" calcext:value-type="string">
            <text:p>Front-end bound</text:p>
          </table:table-cell>
          <table:table-cell table:style-name="ce15" office:value-type="string" calcext:value-type="string">
            <text:p>Back-end bound</text:p>
          </table:table-cell>
          <table:table-cell table:style-name="ce15" office:value-type="string" calcext:value-type="string">
            <text:p>Memory bound</text:p>
          </table:table-cell>
          <table:table-cell table:style-name="ce15" office:value-type="string" calcext:value-type="string">
            <text:p>Core bound</text:p>
          </table:table-cell>
          <table:table-cell table:style-name="ce15" office:value-type="string" calcext:value-type="string">
            <text:p>effective physical core utilization</text:p>
          </table:table-cell>
          <table:table-cell table:style-name="ce12" office:value-type="string" calcext:value-type="string">
            <text:p>Speed [ilość/s]</text:p>
          </table:table-cell>
          <table:table-cell/>
          <table:table-cell table:style-name="ce1"/>
        </table:table-row>
        <table:table-row table:style-name="ro5">
          <table:table-cell/>
          <table:table-cell office:value-type="string" calcext:value-type="string" table:number-columns-spanned="1" table:number-rows-spanned="3">
            <text:p>Sequential without sieve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ce16" office:value-type="float" office:value="58.092" calcext:value-type="float">
            <text:p>58,092</text:p>
          </table:table-cell>
          <table:table-cell office:value-type="float" office:value="224937600000" calcext:value-type="float">
            <text:p>2,25E+11</text:p>
          </table:table-cell>
          <table:table-cell table:style-name="ce24" office:value-type="float" office:value="229334400000" calcext:value-type="float">
            <text:p>2,29E+11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office:value-type="float" office:value="1204985.17868209" calcext:value-type="float">
            <text:p>1,20E+06</text:p>
          </table:table-cell>
          <table:table-cell/>
          <table:table-cell table:style-name="ce10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,38E+10</text:p>
          </table:table-cell>
          <table:table-cell office:value-type="float" office:value="86222400000" calcext:value-type="float">
            <text:p>8,62E+1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office:value-type="float" office:value="1601097.84995425" calcext:value-type="float">
            <text:p>1,60E+06</text:p>
          </table:table-cell>
          <table:table-cell/>
          <table:table-cell table:style-name="ce10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,41E+11</text:p>
          </table:table-cell>
          <table:table-cell office:value-type="float" office:value="144621600000" calcext:value-type="float">
            <text:p>1,45E+11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office:value-type="float" office:value="955422.733600852" calcext:value-type="float">
            <text:p>9,55E+05</text:p>
          </table:table-cell>
          <table:table-cell/>
          <table:table-cell table:style-name="ce10"/>
        </table:table-row>
        <table:table-row table:style-name="ro5">
          <table:table-cell/>
          <table:table-cell office:value-type="string" calcext:value-type="string" table:number-columns-spanned="1" table:number-rows-spanned="3">
            <text:p>Sequential with sieve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,31E+09</text:p>
          </table:table-cell>
          <table:table-cell office:value-type="float" office:value="1975200000" calcext:value-type="float">
            <text:p>1,98E+09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office:value-type="float" office:value="120898098.445596" calcext:value-type="float">
            <text:p>1,21E+08</text:p>
          </table:table-cell>
          <table:table-cell/>
          <table:table-cell table:style-name="ce10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,17E+09</text:p>
          </table:table-cell>
          <table:table-cell office:value-type="float" office:value="859200000" calcext:value-type="float">
            <text:p>8,59E+08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 office:value-type="float" office:value="147679320.675105" calcext:value-type="float">
            <text:p>1,48E+08</text:p>
          </table:table-cell>
          <table:table-cell/>
          <table:table-cell table:style-name="ce10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,95E+09</text:p>
          </table:table-cell>
          <table:table-cell office:value-type="float" office:value="1584000000" calcext:value-type="float">
            <text:p>1,58E+09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 office:value-type="float" office:value="77262695.3642384" calcext:value-type="float">
            <text:p>7,73E+07</text:p>
          </table:table-cell>
          <table:table-cell/>
          <table:table-cell table:style-name="ce10"/>
        </table:table-row>
        <table:table-row table:style-name="ro5">
          <table:table-cell/>
          <table:table-cell office:value-type="string" calcext:value-type="string" table:number-columns-spanned="1" table:number-rows-spanned="6">
            <text:p>Parallel domain naive with sieve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,54E+09</text:p>
          </table:table-cell>
          <table:table-cell office:value-type="float" office:value="6861600000" calcext:value-type="float">
            <text:p>6,86E+09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 office:value-type="float" office:value="111999998.4" calcext:value-type="float">
            <text:p>1,12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,27E+09</text:p>
          </table:table-cell>
          <table:table-cell office:value-type="float" office:value="2940000000" calcext:value-type="float">
            <text:p>2,94E+09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 office:value-type="float" office:value="107033636.085627" calcext:value-type="float">
            <text:p>1,07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,79E+09</text:p>
          </table:table-cell>
          <table:table-cell office:value-type="float" office:value="6516000000" calcext:value-type="float">
            <text:p>6,52E+09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 office:value-type="float" office:value="57947021.5231788" calcext:value-type="float">
            <text:p>5,79E+07</text:p>
          </table:table-cell>
          <table:table-cell table:number-columns-repeated="2"/>
        </table:table-row>
        <table:table-row table:style-name="ro5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,04E+09</text:p>
          </table:table-cell>
          <table:table-cell office:value-type="float" office:value="11911200000" calcext:value-type="float">
            <text:p>1,19E+1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 office:value-type="float" office:value="106060604.545455" calcext:value-type="float">
            <text:p>1,06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,23E+09</text:p>
          </table:table-cell>
          <table:table-cell office:value-type="float" office:value="5599200000" calcext:value-type="float">
            <text:p>5,60E+09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 office:value-type="float" office:value="137254898.039216" calcext:value-type="float">
            <text:p>1,37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,71E+09</text:p>
          </table:table-cell>
          <table:table-cell office:value-type="float" office:value="9240000000" calcext:value-type="float">
            <text:p>9,24E+09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 office:value-type="float" office:value="58043119.4029851" calcext:value-type="float">
            <text:p>5,80E+07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 table:number-columns-spanned="1" table:number-rows-spanned="6">
            <text:p>Parallel domain optimal with sieve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,26E+10</text:p>
          </table:table-cell>
          <table:table-cell office:value-type="float" office:value="12854400000" calcext:value-type="float">
            <text:p>1,29E+1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 office:value-type="float" office:value="63926939.7260274" calcext:value-type="float">
            <text:p>6,39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,66E+09</text:p>
          </table:table-cell>
          <table:table-cell office:value-type="float" office:value="7209600000" calcext:value-type="float">
            <text:p>7,21E+09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 office:value-type="float" office:value="66921604.206501" calcext:value-type="float">
            <text:p>6,69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,04E+10</text:p>
          </table:table-cell>
          <table:table-cell office:value-type="float" office:value="12489600000" calcext:value-type="float">
            <text:p>1,25E+1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 office:value-type="float" office:value="36344757.0093458" calcext:value-type="float">
            <text:p>3,63E+07</text:p>
          </table:table-cell>
          <table:table-cell table:number-columns-repeated="2"/>
        </table:table-row>
        <table:table-row table:style-name="ro5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,71E+10</text:p>
          </table:table-cell>
          <table:table-cell office:value-type="float" office:value="19740000000" calcext:value-type="float">
            <text:p>1,97E+1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 office:value-type="float" office:value="51928782.6409496" calcext:value-type="float">
            <text:p>5,19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,52E+09</text:p>
          </table:table-cell>
          <table:table-cell office:value-type="float" office:value="12278400000" calcext:value-type="float">
            <text:p>1,23E+1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 office:value-type="float" office:value="55555553.968254" calcext:value-type="float">
            <text:p>5,56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,29E+10</text:p>
          </table:table-cell>
          <table:table-cell office:value-type="float" office:value="17956800000" calcext:value-type="float">
            <text:p>1,80E+1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 office:value-type="float" office:value="33238367.5213675" calcext:value-type="float">
            <text:p>3,32E+07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 table:number-columns-spanned="1" table:number-rows-spanned="6">
            <text:p>Parallel funcional naive with sieve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,46E+09</text:p>
          </table:table-cell>
          <table:table-cell office:value-type="float" office:value="5848800000" calcext:value-type="float">
            <text:p>5,85E+09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 office:value-type="float" office:value="139999998" calcext:value-type="float">
            <text:p>1,40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,76E+09</text:p>
          </table:table-cell>
          <table:table-cell office:value-type="float" office:value="1999200000" calcext:value-type="float">
            <text:p>2,00E+09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 office:value-type="float" office:value="204678356.725146" calcext:value-type="float">
            <text:p>2,05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,75E+09</text:p>
          </table:table-cell>
          <table:table-cell office:value-type="float" office:value="1872000000" calcext:value-type="float">
            <text:p>1,87E+09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 office:value-type="float" office:value="227272733.766234" calcext:value-type="float">
            <text:p>2,27E+08</text:p>
          </table:table-cell>
          <table:table-cell table:number-columns-repeated="2"/>
        </table:table-row>
        <table:table-row table:style-name="ro5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31" calcext:value-type="float">
            <text:p>0,31</text:p>
          </table:table-cell>
          <table:table-cell office:value-type="float" office:value="3998400000" calcext:value-type="float">
            <text:p>4,00E+09</text:p>
          </table:table-cell>
          <table:table-cell office:value-type="float" office:value="5287200000" calcext:value-type="float">
            <text:p>5,29E+09</text:p>
          </table:table-cell>
          <table:table-cell office:value-type="string" calcext:value-type="string">
            <text:p>46.1% </text:p>
          </table:table-cell>
          <table:table-cell office:value-type="string" calcext:value-type="string">
            <text:p>11.1% </text:p>
          </table:table-cell>
          <table:table-cell office:value-type="string" calcext:value-type="string">
            <text:p>40.2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22.3% </text:p>
          </table:table-cell>
          <table:table-cell office:value-type="string" calcext:value-type="string">
            <text:p>33.8% </text:p>
          </table:table-cell>
          <table:table-cell office:value-type="float" office:value="225806448.387097" calcext:value-type="float">
            <text:p>2,26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81" calcext:value-type="float">
            <text:p>0,181</text:p>
          </table:table-cell>
          <table:table-cell office:value-type="float" office:value="1893600000" calcext:value-type="float">
            <text:p>1,89E+09</text:p>
          </table:table-cell>
          <table:table-cell office:value-type="float" office:value="2414400000" calcext:value-type="float">
            <text:p>2,41E+09</text:p>
          </table:table-cell>
          <table:table-cell office:value-type="string" calcext:value-type="string">
            <text:p>75.4% </text:p>
          </table:table-cell>
          <table:table-cell office:value-type="string" calcext:value-type="string">
            <text:p>25.5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9.7% </text:p>
          </table:table-cell>
          <table:table-cell office:value-type="float" office:value="193370160.220994" calcext:value-type="float">
            <text:p>1,93E+08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71" calcext:value-type="float">
            <text:p>0,171</text:p>
          </table:table-cell>
          <table:table-cell office:value-type="float" office:value="1905600000" calcext:value-type="float">
            <text:p>1,91E+09</text:p>
          </table:table-cell>
          <table:table-cell office:value-type="float" office:value="2371200000" calcext:value-type="float">
            <text:p>2,37E+09</text:p>
          </table:table-cell>
          <table:table-cell office:value-type="string" calcext:value-type="string">
            <text:p>29.5% </text:p>
          </table:table-cell>
          <table:table-cell office:value-type="string" calcext:value-type="string">
            <text:p>22.4% </text:p>
          </table:table-cell>
          <table:table-cell office:value-type="string" calcext:value-type="string">
            <text:p>45.7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19.1% </text:p>
          </table:table-cell>
          <table:table-cell office:value-type="string" calcext:value-type="string">
            <text:p>33.4% </text:p>
          </table:table-cell>
          <table:table-cell office:value-type="float" office:value="204678368.421053" calcext:value-type="float">
            <text:p>2,05E+08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 table:number-columns-spanned="1" table:number-rows-spanned="6">
            <text:p>Parallel funcional optimal with sieve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0.934" calcext:value-type="float">
            <text:p>0,934</text:p>
          </table:table-cell>
          <table:table-cell office:value-type="float" office:value="12384000000" calcext:value-type="float">
            <text:p>1,24E+10</text:p>
          </table:table-cell>
          <table:table-cell office:value-type="float" office:value="10099200000" calcext:value-type="float">
            <text:p>1,01E+10</text:p>
          </table:table-cell>
          <table:table-cell office:value-type="string" calcext:value-type="string">
            <text:p>30.7% </text:p>
          </table:table-cell>
          <table:table-cell office:value-type="string" calcext:value-type="string">
            <text:p>9.4% 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32.2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40.2% </text:p>
          </table:table-cell>
          <table:table-cell office:value-type="float" office:value="74946465.738758" calcext:value-type="float">
            <text:p>7,49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02" calcext:value-type="float">
            <text:p>0,402</text:p>
          </table:table-cell>
          <table:table-cell office:value-type="float" office:value="6612000000" calcext:value-type="float">
            <text:p>6,61E+09</text:p>
          </table:table-cell>
          <table:table-cell office:value-type="float" office:value="5416800000" calcext:value-type="float">
            <text:p>5,42E+09</text:p>
          </table:table-cell>
          <table:table-cell office:value-type="string" calcext:value-type="string">
            <text:p>55.9% </text:p>
          </table:table-cell>
          <table:table-cell office:value-type="string" calcext:value-type="string">
            <text:p>18.9% </text:p>
          </table:table-cell>
          <table:table-cell office:value-type="string" calcext:value-type="string">
            <text:p>24.4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16.2% </text:p>
          </table:table-cell>
          <table:table-cell office:value-type="string" calcext:value-type="string">
            <text:p>32.3% </text:p>
          </table:table-cell>
          <table:table-cell office:value-type="float" office:value="87064674.1293532" calcext:value-type="float">
            <text:p>8,71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451" calcext:value-type="float">
            <text:p>0,451</text:p>
          </table:table-cell>
          <table:table-cell office:value-type="float" office:value="6789600000" calcext:value-type="float">
            <text:p>6,79E+09</text:p>
          </table:table-cell>
          <table:table-cell office:value-type="float" office:value="5911200000" calcext:value-type="float">
            <text:p>5,91E+09</text:p>
          </table:table-cell>
          <table:table-cell office:value-type="string" calcext:value-type="string">
            <text:p>42.6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6% </text:p>
          </table:table-cell>
          <table:table-cell office:value-type="string" calcext:value-type="string">
            <text:p>14.0% </text:p>
          </table:table-cell>
          <table:table-cell office:value-type="string" calcext:value-type="string">
            <text:p>31.6% </text:p>
          </table:table-cell>
          <table:table-cell office:value-type="string" calcext:value-type="string">
            <text:p>29.6% </text:p>
          </table:table-cell>
          <table:table-cell office:value-type="float" office:value="77605323.7250554" calcext:value-type="float">
            <text:p>7,76E+07</text:p>
          </table:table-cell>
          <table:table-cell table:number-columns-repeated="2"/>
        </table:table-row>
        <table:table-row table:style-name="ro5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0.879" calcext:value-type="float">
            <text:p>0,879</text:p>
          </table:table-cell>
          <table:table-cell office:value-type="float" office:value="16848000000" calcext:value-type="float">
            <text:p>1,68E+10</text:p>
          </table:table-cell>
          <table:table-cell office:value-type="float" office:value="12734400000" calcext:value-type="float">
            <text:p>1,27E+10</text:p>
          </table:table-cell>
          <table:table-cell office:value-type="string" calcext:value-type="string">
            <text:p>51.7% </text:p>
          </table:table-cell>
          <table:table-cell office:value-type="string" calcext:value-type="string">
            <text:p>11.4% </text:p>
          </table:table-cell>
          <table:table-cell office:value-type="string" calcext:value-type="string">
            <text:p>35.4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25.6% </text:p>
          </table:table-cell>
          <table:table-cell office:value-type="string" calcext:value-type="string">
            <text:p>38.4% </text:p>
          </table:table-cell>
          <table:table-cell office:value-type="float" office:value="79635948.8054608" calcext:value-type="float">
            <text:p>7,96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91" calcext:value-type="float">
            <text:p>0,491</text:p>
          </table:table-cell>
          <table:table-cell office:value-type="float" office:value="9434400000" calcext:value-type="float">
            <text:p>9,43E+09</text:p>
          </table:table-cell>
          <table:table-cell office:value-type="float" office:value="9201600000" calcext:value-type="float">
            <text:p>9,20E+09</text:p>
          </table:table-cell>
          <table:table-cell office:value-type="string" calcext:value-type="string">
            <text:p>51.1% </text:p>
          </table:table-cell>
          <table:table-cell table:number-columns-repeated="2" office:value-type="string" calcext:value-type="string">
            <text:p>8.5% </text:p>
          </table:table-cell>
          <table:table-cell office:value-type="string" calcext:value-type="string">
            <text:p>18.1% </text:p>
          </table:table-cell>
          <table:table-cell office:value-type="string" calcext:value-type="string">
            <text:p>20.8% </text:p>
          </table:table-cell>
          <table:table-cell office:value-type="string" calcext:value-type="string">
            <text:p>34.1% </text:p>
          </table:table-cell>
          <table:table-cell office:value-type="float" office:value="71283093.6863544" calcext:value-type="float">
            <text:p>7,13E+07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516" calcext:value-type="float">
            <text:p>0,516</text:p>
          </table:table-cell>
          <table:table-cell office:value-type="float" office:value="9741600000" calcext:value-type="float">
            <text:p>9,74E+09</text:p>
          </table:table-cell>
          <table:table-cell office:value-type="float" office:value="9744000000" calcext:value-type="float">
            <text:p>9,74E+09</text:p>
          </table:table-cell>
          <table:table-cell office:value-type="string" calcext:value-type="string">
            <text:p>49.1% </text:p>
          </table:table-cell>
          <table:table-cell office:value-type="string" calcext:value-type="string">
            <text:p>11.5% </text:p>
          </table:table-cell>
          <table:table-cell office:value-type="string" calcext:value-type="string">
            <text:p>37.9% </text:p>
          </table:table-cell>
          <table:table-cell office:value-type="string" calcext:value-type="string">
            <text:p>8.9% </text:p>
          </table:table-cell>
          <table:table-cell office:value-type="string" calcext:value-type="string">
            <text:p>29.1% </text:p>
          </table:table-cell>
          <table:table-cell office:value-type="string" calcext:value-type="string">
            <text:p>32.5% </text:p>
          </table:table-cell>
          <table:table-cell office:value-type="float" office:value="67829459.3023256" calcext:value-type="float">
            <text:p>6,78E+07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 table:number-columns-spanned="1" table:number-rows-spanned="6">
            <text:p>Parallel naive without sieve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3.31" calcext:value-type="float">
            <text:p>23,31</text:p>
          </table:table-cell>
          <table:table-cell office:value-type="float" office:value="226416000000" calcext:value-type="float">
            <text:p>2,26E+11</text:p>
          </table:table-cell>
          <table:table-cell office:value-type="float" office:value="263196000000" calcext:value-type="float">
            <text:p>2,63E+11</text:p>
          </table:table-cell>
          <table:table-cell office:value-type="string" calcext:value-type="string">
            <text:p>51.5% </text:p>
          </table:table-cell>
          <table:table-cell office:value-type="string" calcext:value-type="string">
            <text:p>51.6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9.0% </text:p>
          </table:table-cell>
          <table:table-cell office:value-type="float" office:value="3003002.96010296" calcext:value-type="float">
            <text:p>3,00E+06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8.202" calcext:value-type="float">
            <text:p>8,202</text:p>
          </table:table-cell>
          <table:table-cell office:value-type="float" office:value="85471200000" calcext:value-type="float">
            <text:p>8,55E+10</text:p>
          </table:table-cell>
          <table:table-cell office:value-type="float" office:value="99196800000" calcext:value-type="float">
            <text:p>9,92E+10</text:p>
          </table:table-cell>
          <table:table-cell office:value-type="string" calcext:value-type="string">
            <text:p>52.5% </text:p>
          </table:table-cell>
          <table:table-cell office:value-type="string" calcext:value-type="string">
            <text:p>50.8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8.5% </text:p>
          </table:table-cell>
          <table:table-cell office:value-type="float" office:value="4267251.7678615" calcext:value-type="float">
            <text:p>4,27E+06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2.764" calcext:value-type="float">
            <text:p>12,764</text:p>
          </table:table-cell>
          <table:table-cell office:value-type="float" office:value="142936800000" calcext:value-type="float">
            <text:p>1,43E+11</text:p>
          </table:table-cell>
          <table:table-cell office:value-type="float" office:value="168621600000" calcext:value-type="float">
            <text:p>1,69E+11</text:p>
          </table:table-cell>
          <table:table-cell office:value-type="string" calcext:value-type="string">
            <text:p>50.6% </text:p>
          </table:table-cell>
          <table:table-cell office:value-type="string" calcext:value-type="string">
            <text:p>48.7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70.4% </text:p>
          </table:table-cell>
          <table:table-cell office:value-type="float" office:value="2742087.19837042" calcext:value-type="float">
            <text:p>2,74E+06</text:p>
          </table:table-cell>
          <table:table-cell table:number-columns-repeated="2"/>
        </table:table-row>
        <table:table-row table:style-name="ro5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6.576" calcext:value-type="float">
            <text:p>16,576</text:p>
          </table:table-cell>
          <table:table-cell office:value-type="float" office:value="228499200000" calcext:value-type="float">
            <text:p>2,28E+11</text:p>
          </table:table-cell>
          <table:table-cell office:value-type="float" office:value="323544000000" calcext:value-type="float">
            <text:p>3,24E+11</text:p>
          </table:table-cell>
          <table:table-cell office:value-type="string" calcext:value-type="string">
            <text:p>58.1% </text:p>
          </table:table-cell>
          <table:table-cell office:value-type="string" calcext:value-type="string">
            <text:p>41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7.6% </text:p>
          </table:table-cell>
          <table:table-cell office:value-type="float" office:value="4222972.91264479" calcext:value-type="float">
            <text:p>4,22E+06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6.091" calcext:value-type="float">
            <text:p>6,091</text:p>
          </table:table-cell>
          <table:table-cell office:value-type="float" office:value="86942400000" calcext:value-type="float">
            <text:p>8,69E+10</text:p>
          </table:table-cell>
          <table:table-cell office:value-type="float" office:value="125935200000" calcext:value-type="float">
            <text:p>1,26E+11</text:p>
          </table:table-cell>
          <table:table-cell office:value-type="string" calcext:value-type="string">
            <text:p>59.6% </text:p>
          </table:table-cell>
          <table:table-cell office:value-type="string" calcext:value-type="string">
            <text:p>42.0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8.2% </text:p>
          </table:table-cell>
          <table:table-cell office:value-type="float" office:value="5746182.72861599" calcext:value-type="float">
            <text:p>5,75E+06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9.156" calcext:value-type="float">
            <text:p>9,156</text:p>
          </table:table-cell>
          <table:table-cell office:value-type="float" office:value="143856000000" calcext:value-type="float">
            <text:p>1,44E+11</text:p>
          </table:table-cell>
          <table:table-cell office:value-type="float" office:value="214010400000" calcext:value-type="float">
            <text:p>2,14E+11</text:p>
          </table:table-cell>
          <table:table-cell office:value-type="string" calcext:value-type="string">
            <text:p>60.5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84.9% </text:p>
          </table:table-cell>
          <table:table-cell office:value-type="float" office:value="3822630.07863696" calcext:value-type="float">
            <text:p>3,82E+06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 table:number-columns-spanned="1" table:number-rows-spanned="6">
            <text:p>Parallel optimal without sieve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2.589" calcext:value-type="float">
            <text:p>22,589</text:p>
          </table:table-cell>
          <table:table-cell office:value-type="float" office:value="226701600000" calcext:value-type="float">
            <text:p>2,27E+11</text:p>
          </table:table-cell>
          <table:table-cell office:value-type="float" office:value="258290400000" calcext:value-type="float">
            <text:p>2,58E+11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49.6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61.3% </text:p>
          </table:table-cell>
          <table:table-cell office:value-type="float" office:value="3098853.3799637" calcext:value-type="float">
            <text:p>3,10E+06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8.242" calcext:value-type="float">
            <text:p>8,242</text:p>
          </table:table-cell>
          <table:table-cell office:value-type="float" office:value="85509600000" calcext:value-type="float">
            <text:p>8,55E+10</text:p>
          </table:table-cell>
          <table:table-cell office:value-type="float" office:value="100970400000" calcext:value-type="float">
            <text:p>1,01E+11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48.8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59.2% </text:p>
          </table:table-cell>
          <table:table-cell office:value-type="float" office:value="4246541.98010192" calcext:value-type="float">
            <text:p>4,25E+06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2.532" calcext:value-type="float">
            <text:p>12,532</text:p>
          </table:table-cell>
          <table:table-cell office:value-type="float" office:value="142879200000" calcext:value-type="float">
            <text:p>1,43E+11</text:p>
          </table:table-cell>
          <table:table-cell office:value-type="float" office:value="166992000000" calcext:value-type="float">
            <text:p>1,67E+11</text:p>
          </table:table-cell>
          <table:table-cell office:value-type="string" calcext:value-type="string">
            <text:p>50.0% </text:p>
          </table:table-cell>
          <table:table-cell office:value-type="string" calcext:value-type="string">
            <text:p>49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0.9% </text:p>
          </table:table-cell>
          <table:table-cell office:value-type="float" office:value="2792850.38301947" calcext:value-type="float">
            <text:p>2,79E+06</text:p>
          </table:table-cell>
          <table:table-cell table:number-columns-repeated="2"/>
        </table:table-row>
        <table:table-row table:style-name="ro5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5.832" calcext:value-type="float">
            <text:p>15,832</text:p>
          </table:table-cell>
          <table:table-cell office:value-type="float" office:value="228756000000" calcext:value-type="float">
            <text:p>2,29E+11</text:p>
          </table:table-cell>
          <table:table-cell office:value-type="float" office:value="323776800000" calcext:value-type="float">
            <text:p>3,24E+11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42.7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81.3% </text:p>
          </table:table-cell>
          <table:table-cell office:value-type="float" office:value="4421424.89893886" calcext:value-type="float">
            <text:p>4,42E+06</text:p>
          </table:table-cell>
          <table:table-cell table:number-columns-repeated="2"/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5.992" calcext:value-type="float">
            <text:p>5,992</text:p>
          </table:table-cell>
          <table:table-cell office:value-type="float" office:value="86774400000" calcext:value-type="float">
            <text:p>8,68E+10</text:p>
          </table:table-cell>
          <table:table-cell office:value-type="float" office:value="125040000000" calcext:value-type="float">
            <text:p>1,25E+11</text:p>
          </table:table-cell>
          <table:table-cell office:value-type="string" calcext:value-type="string">
            <text:p>55.7% </text:p>
          </table:table-cell>
          <table:table-cell office:value-type="string" calcext:value-type="string">
            <text:p>39.8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80.2% </text:p>
          </table:table-cell>
          <table:table-cell office:value-type="float" office:value="5841121.32843792" calcext:value-type="float">
            <text:p>5,84E+06</text:p>
          </table:table-cell>
          <table:table-cell table:number-columns-repeated="2"/>
        </table:table-row>
        <table:table-row table:style-name="ro5">
          <table:table-cell/>
          <table:covered-table-cell table:style-name="ce14"/>
          <table:covered-table-cell table:style-name="ce17"/>
          <table:table-cell table:style-name="ce19" office:value-type="string" calcext:value-type="string">
            <text:p>MAX/2...MAX</text:p>
          </table:table-cell>
          <table:table-cell table:style-name="ce21" office:value-type="float" office:value="9.291" calcext:value-type="float">
            <text:p>9,291</text:p>
          </table:table-cell>
          <table:table-cell table:style-name="ce23" office:value-type="float" office:value="143832000000" calcext:value-type="float">
            <text:p>1,44E+11</text:p>
          </table:table-cell>
          <table:table-cell table:style-name="ce26" office:value-type="float" office:value="213710400000" calcext:value-type="float">
            <text:p>2,14E+11</text:p>
          </table:table-cell>
          <table:table-cell table:style-name="ce28" office:value-type="string" calcext:value-type="string">
            <text:p>61.8% </text:p>
          </table:table-cell>
          <table:table-cell table:style-name="ce21" office:value-type="string" calcext:value-type="string">
            <text:p>40.1% </text:p>
          </table:table-cell>
          <table:table-cell table:style-name="ce28" office:value-type="string" calcext:value-type="string">
            <text:p>0.0% </text:p>
          </table:table-cell>
          <table:table-cell table:style-name="ce21" office:value-type="string" calcext:value-type="string">
            <text:p>0.0% </text:p>
          </table:table-cell>
          <table:table-cell table:style-name="ce28" office:value-type="string" calcext:value-type="string">
            <text:p>0.0% </text:p>
          </table:table-cell>
          <table:table-cell table:style-name="ce21" office:value-type="string" calcext:value-type="string">
            <text:p>86.7% </text:p>
          </table:table-cell>
          <table:table-cell table:style-name="ce30" office:value-type="float" office:value="3767086.5353568" calcext:value-type="float">
            <text:p>3,77E+06</text:p>
          </table:table-cell>
          <table:table-cell table:number-columns-repeated="2"/>
        </table:table-row>
        <table:table-row table:style-name="ro6"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Arkusz3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ce32"/>
        <table:table-column table:style-name="co14" table:default-cell-style-name="ce36"/>
        <table:table-column table:style-name="co14" table:default-cell-style-name="ce40"/>
        <table:table-column table:style-name="co14" table:default-cell-style-name="ce36"/>
        <table:table-column table:style-name="co14" table:default-cell-style-name="ce40"/>
        <table:table-column table:style-name="co14" table:default-cell-style-name="ce36"/>
        <table:table-column table:style-name="co14" table:default-cell-style-name="ce44"/>
        <table:table-column table:style-name="co1" table:number-columns-repeated="25" table:default-cell-style-name="Default"/>
        <table:table-row table:style-name="ro1" table:number-rows-repeated="5">
          <table:table-cell table:number-columns-repeated="5"/>
          <table:table-cell table:style-name="Default" table:number-columns-repeated="7"/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method</text:p>
          </table:table-cell>
          <table:table-cell table:style-name="ce34" office:value-type="string" calcext:value-type="string" table:number-columns-spanned="6" table:number-rows-spanned="1">
            <text:p>Parallel domain naive with sieve</text:p>
          </table:table-cell>
          <table:covered-table-cell table:number-columns-repeated="4" table:style-name="ce38"/>
          <table:covered-table-cell table:style-name="ce42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number of threads</text:p>
          </table:table-cell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35"/>
          <table:table-cell table:style-name="ce39" office:value-type="float" office:value="8" calcext:value-type="float" table:number-columns-spanned="3" table:number-rows-spanned="1">
            <text:p>8</text:p>
          </table:table-cell>
          <table:covered-table-cell table:style-name="ce35"/>
          <table:covered-table-cell table:style-name="ce43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Range</text:p>
          </table:table-cell>
          <table:table-cell table:style-name="ce35" office:value-type="string" calcext:value-type="string">
            <text:p>2...MAX</text:p>
          </table:table-cell>
          <table:table-cell table:style-name="ce39" office:value-type="string" calcext:value-type="string">
            <text:p>2..MAX/2</text:p>
          </table:table-cell>
          <table:table-cell table:style-name="ce35" office:value-type="string" calcext:value-type="string">
            <text:p>MAX/2...MAX</text:p>
          </table:table-cell>
          <table:table-cell table:style-name="ce39" office:value-type="string" calcext:value-type="string">
            <text:p>2...MAX</text:p>
          </table:table-cell>
          <table:table-cell table:style-name="ce35" office:value-type="string" calcext:value-type="string">
            <text:p>2..MAX/2</text:p>
          </table:table-cell>
          <table:table-cell table:style-name="ce43" office:value-type="string" calcext:value-type="string">
            <text:p>MAX/2...MAX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acceleration</text:p>
          </table:table-cell>
          <table:table-cell office:value-type="float" office:value="0.9264" calcext:value-type="float">
            <text:p>9,26E-01</text:p>
          </table:table-cell>
          <table:table-cell office:value-type="float" office:value="0.724770642201835" calcext:value-type="float">
            <text:p>7,25E-01</text:p>
          </table:table-cell>
          <table:table-cell office:value-type="float" office:value="0.75" calcext:value-type="float">
            <text:p>7,50E-01</text:p>
          </table:table-cell>
          <table:table-cell office:value-type="float" office:value="0.877272727272727" calcext:value-type="float">
            <text:p>8,77E-01</text:p>
          </table:table-cell>
          <table:table-cell office:value-type="float" office:value="0.929411764705882" calcext:value-type="float">
            <text:p>9,29E-01</text:p>
          </table:table-cell>
          <table:table-cell office:value-type="float" office:value="0.751243781094527" calcext:value-type="float">
            <text:p>7,51E-01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Speed</text:p>
          </table:table-cell>
          <table:table-cell office:value-type="float" office:value="111999998.4" calcext:value-type="float">
            <text:p>1,12E+08</text:p>
          </table:table-cell>
          <table:table-cell office:value-type="float" office:value="107033636.085627" calcext:value-type="float">
            <text:p>1,07E+08</text:p>
          </table:table-cell>
          <table:table-cell office:value-type="float" office:value="57947021.5231788" calcext:value-type="float">
            <text:p>5,79E+07</text:p>
          </table:table-cell>
          <table:table-cell office:value-type="float" office:value="106060604.545455" calcext:value-type="float">
            <text:p>1,06E+08</text:p>
          </table:table-cell>
          <table:table-cell office:value-type="float" office:value="137254898.039216" calcext:value-type="float">
            <text:p>1,37E+08</text:p>
          </table:table-cell>
          <table:table-cell office:value-type="float" office:value="58043119.4029851" calcext:value-type="float">
            <text:p>5,80E+07</text:p>
          </table:table-cell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efficiency</text:p>
          </table:table-cell>
          <table:table-cell table:style-name="ce37" office:value-type="float" office:value="0.2316" calcext:value-type="float">
            <text:p>2,32E-01</text:p>
          </table:table-cell>
          <table:table-cell table:style-name="ce41" office:value-type="float" office:value="0.181192660550459" calcext:value-type="float">
            <text:p>1,81E-01</text:p>
          </table:table-cell>
          <table:table-cell table:style-name="ce37" office:value-type="float" office:value="0.1875" calcext:value-type="float">
            <text:p>1,88E-01</text:p>
          </table:table-cell>
          <table:table-cell table:style-name="ce41" office:value-type="float" office:value="0.219318181818182" calcext:value-type="float">
            <text:p>2,19E-01</text:p>
          </table:table-cell>
          <table:table-cell table:style-name="ce37" office:value-type="float" office:value="0.232352941176471" calcext:value-type="float">
            <text:p>2,32E-01</text:p>
          </table:table-cell>
          <table:table-cell table:style-name="ce45" office:value-type="float" office:value="0.187810945273632" calcext:value-type="float">
            <text:p>1,88E-01</text:p>
          </table:table-cell>
          <table:table-cell table:number-columns-repeated="25"/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method</text:p>
          </table:table-cell>
          <table:table-cell table:style-name="ce34" office:value-type="string" calcext:value-type="string" table:number-columns-spanned="6" table:number-rows-spanned="1">
            <text:p>Parallel domain optimal with sieve</text:p>
          </table:table-cell>
          <table:covered-table-cell table:number-columns-repeated="4" table:style-name="ce38"/>
          <table:covered-table-cell table:style-name="ce42"/>
          <table:table-cell table:style-name="ce7"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number of threads</text:p>
          </table:table-cell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35"/>
          <table:table-cell table:style-name="ce39" office:value-type="float" office:value="8" calcext:value-type="float" table:number-columns-spanned="3" table:number-rows-spanned="1">
            <text:p>8</text:p>
          </table:table-cell>
          <table:covered-table-cell table:style-name="ce35"/>
          <table:covered-table-cell table:style-name="ce43"/>
          <table:table-cell table:style-name="ce7"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Range</text:p>
          </table:table-cell>
          <table:table-cell table:style-name="ce35" office:value-type="string" calcext:value-type="string">
            <text:p>2…MAX</text:p>
          </table:table-cell>
          <table:table-cell table:style-name="ce39" office:value-type="string" calcext:value-type="string">
            <text:p>2...MAX/2</text:p>
          </table:table-cell>
          <table:table-cell table:style-name="ce35" office:value-type="string" calcext:value-type="string">
            <text:p>MAX/2...MAX</text:p>
          </table:table-cell>
          <table:table-cell table:style-name="ce39" office:value-type="string" calcext:value-type="string">
            <text:p>2…MAX</text:p>
          </table:table-cell>
          <table:table-cell table:style-name="ce35" office:value-type="string" calcext:value-type="string">
            <text:p>2...MAX/2</text:p>
          </table:table-cell>
          <table:table-cell table:style-name="ce43" office:value-type="string" calcext:value-type="string">
            <text:p>MAX/2...MAX</text:p>
          </table:table-cell>
          <table:table-cell table:style-name="ce7"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acceleration</text:p>
          </table:table-cell>
          <table:table-cell office:value-type="float" office:value="0.528767123287671" calcext:value-type="float">
            <text:p>5,29E-01</text:p>
          </table:table-cell>
          <table:table-cell office:value-type="float" office:value="0.453154875717017" calcext:value-type="float">
            <text:p>4,53E-01</text:p>
          </table:table-cell>
          <table:table-cell office:value-type="float" office:value="0.470404984423676" calcext:value-type="float">
            <text:p>4,70E-01</text:p>
          </table:table-cell>
          <table:table-cell office:value-type="float" office:value="0.429525222551929" calcext:value-type="float">
            <text:p>4,30E-01</text:p>
          </table:table-cell>
          <table:table-cell office:value-type="float" office:value="0.376190476190476" calcext:value-type="float">
            <text:p>3,76E-01</text:p>
          </table:table-cell>
          <table:table-cell office:value-type="float" office:value="0.43019943019943" calcext:value-type="float">
            <text:p>4,30E-01</text:p>
          </table:table-cell>
          <table:table-cell table:style-name="ce7"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Speed</text:p>
          </table:table-cell>
          <table:table-cell office:value-type="float" office:value="63926939.7260274" calcext:value-type="float">
            <text:p>6,39E+07</text:p>
          </table:table-cell>
          <table:table-cell office:value-type="float" office:value="66921604.206501" calcext:value-type="float">
            <text:p>6,69E+07</text:p>
          </table:table-cell>
          <table:table-cell office:value-type="float" office:value="36344757.0093458" calcext:value-type="float">
            <text:p>3,63E+07</text:p>
          </table:table-cell>
          <table:table-cell office:value-type="float" office:value="51928782.6409496" calcext:value-type="float">
            <text:p>5,19E+07</text:p>
          </table:table-cell>
          <table:table-cell office:value-type="float" office:value="55555553.968254" calcext:value-type="float">
            <text:p>5,56E+07</text:p>
          </table:table-cell>
          <table:table-cell office:value-type="float" office:value="33238367.5213675" calcext:value-type="float">
            <text:p>3,32E+07</text:p>
          </table:table-cell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efficiency</text:p>
          </table:table-cell>
          <table:table-cell table:style-name="ce37" office:value-type="float" office:value="0.132191780821918" calcext:value-type="float">
            <text:p>1,32E-01</text:p>
          </table:table-cell>
          <table:table-cell table:style-name="ce41" office:value-type="float" office:value="0.113288718929254" calcext:value-type="float">
            <text:p>1,13E-01</text:p>
          </table:table-cell>
          <table:table-cell table:style-name="ce37" office:value-type="float" office:value="0.117601246105919" calcext:value-type="float">
            <text:p>1,18E-01</text:p>
          </table:table-cell>
          <table:table-cell table:style-name="ce41" office:value-type="float" office:value="0.107381305637982" calcext:value-type="float">
            <text:p>1,07E-01</text:p>
          </table:table-cell>
          <table:table-cell table:style-name="ce37" office:value-type="float" office:value="0.0940476190476191" calcext:value-type="float">
            <text:p>9,40E-02</text:p>
          </table:table-cell>
          <table:table-cell table:style-name="ce45" office:value-type="float" office:value="0.107549857549858" calcext:value-type="float">
            <text:p>1,08E-01</text:p>
          </table:table-cell>
          <table:table-cell table:number-columns-repeated="25"/>
        </table:table-row>
        <table:table-row table:style-name="ro1" table:number-rows-repeated="2">
          <table:table-cell table:number-columns-repeated="5"/>
          <table:table-cell table:style-name="ce33" table:number-columns-repeated="7"/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method</text:p>
          </table:table-cell>
          <table:table-cell table:style-name="ce34" office:value-type="string" calcext:value-type="string" table:number-columns-spanned="6" table:number-rows-spanned="1">
            <text:p>Parallel funcional naive with sieve</text:p>
          </table:table-cell>
          <table:covered-table-cell table:number-columns-repeated="4" table:style-name="ce34"/>
          <table:covered-table-cell table:style-name="ce31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number of threads</text:p>
          </table:table-cell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35"/>
          <table:table-cell table:style-name="ce39" office:value-type="float" office:value="8" calcext:value-type="float" table:number-columns-spanned="3" table:number-rows-spanned="1">
            <text:p>8</text:p>
          </table:table-cell>
          <table:covered-table-cell table:style-name="ce35"/>
          <table:covered-table-cell table:style-name="ce43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Range</text:p>
          </table:table-cell>
          <table:table-cell table:style-name="ce35" office:value-type="string" calcext:value-type="string">
            <text:p>2...MAX</text:p>
          </table:table-cell>
          <table:table-cell table:style-name="ce39" office:value-type="string" calcext:value-type="string">
            <text:p>2..MAX/2</text:p>
          </table:table-cell>
          <table:table-cell table:style-name="ce35" office:value-type="string" calcext:value-type="string">
            <text:p>MAX/2...MAX</text:p>
          </table:table-cell>
          <table:table-cell table:style-name="ce39" office:value-type="string" calcext:value-type="string">
            <text:p>2...MAX</text:p>
          </table:table-cell>
          <table:table-cell table:style-name="ce35" office:value-type="string" calcext:value-type="string">
            <text:p>2..MAX/2</text:p>
          </table:table-cell>
          <table:table-cell table:style-name="ce43" office:value-type="string" calcext:value-type="string">
            <text:p>MAX/2...MAX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acceleration</text:p>
          </table:table-cell>
          <table:table-cell office:value-type="float" office:value="1.158" calcext:value-type="float">
            <text:p>1,16E+00</text:p>
          </table:table-cell>
          <table:table-cell office:value-type="float" office:value="1.3859649122807" calcext:value-type="float">
            <text:p>1,39E+00</text:p>
          </table:table-cell>
          <table:table-cell office:value-type="float" office:value="2.94155844155844" calcext:value-type="float">
            <text:p>2,94E+00</text:p>
          </table:table-cell>
          <table:table-cell office:value-type="float" office:value="1.86774193548387" calcext:value-type="float">
            <text:p>1,87E+00</text:p>
          </table:table-cell>
          <table:table-cell office:value-type="float" office:value="1.30939226519337" calcext:value-type="float">
            <text:p>1,31E+00</text:p>
          </table:table-cell>
          <table:table-cell office:value-type="float" office:value="2.64912280701754" calcext:value-type="float">
            <text:p>2,65E+00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Speed</text:p>
          </table:table-cell>
          <table:table-cell office:value-type="float" office:value="139999998" calcext:value-type="float">
            <text:p>1,40E+08</text:p>
          </table:table-cell>
          <table:table-cell office:value-type="float" office:value="204678356.725146" calcext:value-type="float">
            <text:p>2,05E+08</text:p>
          </table:table-cell>
          <table:table-cell office:value-type="float" office:value="227272733.766234" calcext:value-type="float">
            <text:p>2,27E+08</text:p>
          </table:table-cell>
          <table:table-cell office:value-type="float" office:value="225806448.387097" calcext:value-type="float">
            <text:p>2,26E+08</text:p>
          </table:table-cell>
          <table:table-cell office:value-type="float" office:value="193370160.220994" calcext:value-type="float">
            <text:p>1,93E+08</text:p>
          </table:table-cell>
          <table:table-cell office:value-type="float" office:value="204678368.421053" calcext:value-type="float">
            <text:p>2,05E+08</text:p>
          </table:table-cell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efficiency</text:p>
          </table:table-cell>
          <table:table-cell table:style-name="ce37" office:value-type="float" office:value="0.2895" calcext:value-type="float">
            <text:p>2,90E-01</text:p>
          </table:table-cell>
          <table:table-cell table:style-name="ce41" office:value-type="float" office:value="0.346491228070175" calcext:value-type="float">
            <text:p>3,46E-01</text:p>
          </table:table-cell>
          <table:table-cell table:style-name="ce37" office:value-type="float" office:value="0.73538961038961" calcext:value-type="float">
            <text:p>7,35E-01</text:p>
          </table:table-cell>
          <table:table-cell table:style-name="ce41" office:value-type="float" office:value="0.466935483870968" calcext:value-type="float">
            <text:p>4,67E-01</text:p>
          </table:table-cell>
          <table:table-cell table:style-name="ce37" office:value-type="float" office:value="0.327348066298342" calcext:value-type="float">
            <text:p>3,27E-01</text:p>
          </table:table-cell>
          <table:table-cell table:style-name="ce45" office:value-type="float" office:value="0.662280701754386" calcext:value-type="float">
            <text:p>6,62E-01</text:p>
          </table:table-cell>
          <table:table-cell table:number-columns-repeated="25"/>
        </table:table-row>
        <table:table-row table:style-name="ro1" table:number-rows-repeated="2">
          <table:table-cell table:number-columns-repeated="5"/>
          <table:table-cell table:style-name="ce33" table:number-columns-repeated="7"/>
          <table:table-cell table:style-name="ce1" table:number-columns-repeated="2"/>
          <table:table-cell table:number-columns-repeated="23"/>
        </table:table-row>
        <table:table-row table:style-name="ro7">
          <table:table-cell table:number-columns-repeated="5"/>
          <table:table-cell table:style-name="ce31" office:value-type="string" calcext:value-type="string">
            <text:p>method</text:p>
          </table:table-cell>
          <table:table-cell table:style-name="ce34" office:value-type="string" calcext:value-type="string" table:number-columns-spanned="6" table:number-rows-spanned="1">
            <text:p>Parallel funcional optimal with sieve</text:p>
          </table:table-cell>
          <table:covered-table-cell table:number-columns-repeated="4" table:style-name="ce38"/>
          <table:covered-table-cell table:style-name="ce42"/>
          <table:table-cell table:style-name="ce1" table:number-columns-repeated="2"/>
          <table:table-cell table:number-columns-repeated="23"/>
        </table:table-row>
        <table:table-row table:style-name="ro7">
          <table:table-cell table:number-columns-repeated="5"/>
          <table:table-cell office:value-type="string" calcext:value-type="string">
            <text:p>number of threads</text:p>
          </table:table-cell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35"/>
          <table:table-cell table:style-name="ce39" office:value-type="float" office:value="8" calcext:value-type="float" table:number-columns-spanned="3" table:number-rows-spanned="1">
            <text:p>8</text:p>
          </table:table-cell>
          <table:covered-table-cell table:style-name="ce35"/>
          <table:covered-table-cell table:style-name="ce43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Range</text:p>
          </table:table-cell>
          <table:table-cell table:style-name="ce35" office:value-type="string" calcext:value-type="string">
            <text:p>2…MAX</text:p>
          </table:table-cell>
          <table:table-cell table:style-name="ce39" office:value-type="string" calcext:value-type="string">
            <text:p>2...MAX/2</text:p>
          </table:table-cell>
          <table:table-cell table:style-name="ce35" office:value-type="string" calcext:value-type="string">
            <text:p>MAX/2...MAX</text:p>
          </table:table-cell>
          <table:table-cell table:style-name="ce39" office:value-type="string" calcext:value-type="string">
            <text:p>2…MAX</text:p>
          </table:table-cell>
          <table:table-cell table:style-name="ce35" office:value-type="string" calcext:value-type="string">
            <text:p>2...MAX/2</text:p>
          </table:table-cell>
          <table:table-cell table:style-name="ce43" office:value-type="string" calcext:value-type="string">
            <text:p>MAX/2...MAX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acceleration</text:p>
          </table:table-cell>
          <table:table-cell office:value-type="float" office:value="0.619914346895075" calcext:value-type="float">
            <text:p>6,20E-01</text:p>
          </table:table-cell>
          <table:table-cell office:value-type="float" office:value="0.58955223880597" calcext:value-type="float">
            <text:p>5,90E-01</text:p>
          </table:table-cell>
          <table:table-cell office:value-type="float" office:value="1.00443458980044" calcext:value-type="float">
            <text:p>1,00E+00</text:p>
          </table:table-cell>
          <table:table-cell office:value-type="float" office:value="0.658703071672355" calcext:value-type="float">
            <text:p>6,59E-01</text:p>
          </table:table-cell>
          <table:table-cell office:value-type="float" office:value="0.482688391038697" calcext:value-type="float">
            <text:p>4,83E-01</text:p>
          </table:table-cell>
          <table:table-cell office:value-type="float" office:value="0.877906976744186" calcext:value-type="float">
            <text:p>8,78E-01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Speed</text:p>
          </table:table-cell>
          <table:table-cell office:value-type="float" office:value="74946465.738758" calcext:value-type="float">
            <text:p>7,49E+07</text:p>
          </table:table-cell>
          <table:table-cell office:value-type="float" office:value="87064674.1293532" calcext:value-type="float">
            <text:p>8,71E+07</text:p>
          </table:table-cell>
          <table:table-cell office:value-type="float" office:value="77605323.7250554" calcext:value-type="float">
            <text:p>7,76E+07</text:p>
          </table:table-cell>
          <table:table-cell office:value-type="float" office:value="79635948.8054608" calcext:value-type="float">
            <text:p>7,96E+07</text:p>
          </table:table-cell>
          <table:table-cell office:value-type="float" office:value="71283093.6863544" calcext:value-type="float">
            <text:p>7,13E+07</text:p>
          </table:table-cell>
          <table:table-cell office:value-type="float" office:value="67829459.3023256" calcext:value-type="float">
            <text:p>6,78E+07</text:p>
          </table:table-cell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efficiency</text:p>
          </table:table-cell>
          <table:table-cell table:style-name="ce37" office:value-type="float" office:value="0.154978586723769" calcext:value-type="float">
            <text:p>1,55E-01</text:p>
          </table:table-cell>
          <table:table-cell table:style-name="ce41" office:value-type="float" office:value="0.147388059701493" calcext:value-type="float">
            <text:p>1,47E-01</text:p>
          </table:table-cell>
          <table:table-cell table:style-name="ce37" office:value-type="float" office:value="0.251108647450111" calcext:value-type="float">
            <text:p>2,51E-01</text:p>
          </table:table-cell>
          <table:table-cell table:style-name="ce41" office:value-type="float" office:value="0.164675767918089" calcext:value-type="float">
            <text:p>1,65E-01</text:p>
          </table:table-cell>
          <table:table-cell table:style-name="ce37" office:value-type="float" office:value="0.120672097759674" calcext:value-type="float">
            <text:p>1,21E-01</text:p>
          </table:table-cell>
          <table:table-cell table:style-name="ce45" office:value-type="float" office:value="0.219476744186046" calcext:value-type="float">
            <text:p>2,19E-01</text:p>
          </table:table-cell>
          <table:table-cell table:number-columns-repeated="25"/>
        </table:table-row>
        <table:table-row table:style-name="ro1" table:number-rows-repeated="2">
          <table:table-cell table:number-columns-repeated="5"/>
          <table:table-cell table:style-name="ce33" table:number-columns-repeated="7"/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method</text:p>
          </table:table-cell>
          <table:table-cell table:style-name="ce34" office:value-type="string" calcext:value-type="string" table:number-columns-spanned="6" table:number-rows-spanned="1">
            <text:p>Parallel naive without sieve</text:p>
          </table:table-cell>
          <table:covered-table-cell table:number-columns-repeated="4" table:style-name="ce38"/>
          <table:covered-table-cell table:style-name="ce42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number of threads</text:p>
          </table:table-cell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35"/>
          <table:table-cell table:style-name="ce39" office:value-type="float" office:value="8" calcext:value-type="float" table:number-columns-spanned="3" table:number-rows-spanned="1">
            <text:p>8</text:p>
          </table:table-cell>
          <table:covered-table-cell table:style-name="ce35"/>
          <table:covered-table-cell table:style-name="ce43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Range</text:p>
          </table:table-cell>
          <table:table-cell table:style-name="ce35" office:value-type="string" calcext:value-type="string">
            <text:p>2...MAX</text:p>
          </table:table-cell>
          <table:table-cell table:style-name="ce39" office:value-type="string" calcext:value-type="string">
            <text:p>2..MAX/2</text:p>
          </table:table-cell>
          <table:table-cell table:style-name="ce35" office:value-type="string" calcext:value-type="string">
            <text:p>MAX/2...MAX</text:p>
          </table:table-cell>
          <table:table-cell table:style-name="ce39" office:value-type="string" calcext:value-type="string">
            <text:p>2…MAX</text:p>
          </table:table-cell>
          <table:table-cell table:style-name="ce35" office:value-type="string" calcext:value-type="string">
            <text:p>2...MAX/2</text:p>
          </table:table-cell>
          <table:table-cell table:style-name="ce43" office:value-type="string" calcext:value-type="string">
            <text:p>MAX/2...MAX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acceleration</text:p>
          </table:table-cell>
          <table:table-cell office:value-type="float" office:value="0.0248391248391248" calcext:value-type="float">
            <text:p>2,48E-02</text:p>
          </table:table-cell>
          <table:table-cell office:value-type="float" office:value="0.028895391367959" calcext:value-type="float">
            <text:p>2,89E-02</text:p>
          </table:table-cell>
          <table:table-cell office:value-type="float" office:value="0.0354904418677531" calcext:value-type="float">
            <text:p>3,55E-02</text:p>
          </table:table-cell>
          <table:table-cell office:value-type="float" office:value="0.0349300193050193" calcext:value-type="float">
            <text:p>3,49E-02</text:p>
          </table:table-cell>
          <table:table-cell office:value-type="float" office:value="0.0389098670169102" calcext:value-type="float">
            <text:p>3,89E-02</text:p>
          </table:table-cell>
          <table:table-cell office:value-type="float" office:value="0.049475753604194" calcext:value-type="float">
            <text:p>4,95E-02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Speed</text:p>
          </table:table-cell>
          <table:table-cell office:value-type="float" office:value="3003002.96010296" calcext:value-type="float">
            <text:p>3,00E+06</text:p>
          </table:table-cell>
          <table:table-cell office:value-type="float" office:value="4267251.7678615" calcext:value-type="float">
            <text:p>4,27E+06</text:p>
          </table:table-cell>
          <table:table-cell office:value-type="float" office:value="2742087.19837042" calcext:value-type="float">
            <text:p>2,74E+06</text:p>
          </table:table-cell>
          <table:table-cell office:value-type="float" office:value="4222972.91264479" calcext:value-type="float">
            <text:p>4,22E+06</text:p>
          </table:table-cell>
          <table:table-cell office:value-type="float" office:value="5746182.72861599" calcext:value-type="float">
            <text:p>5,75E+06</text:p>
          </table:table-cell>
          <table:table-cell office:value-type="float" office:value="3822630.07863696" calcext:value-type="float">
            <text:p>3,82E+06</text:p>
          </table:table-cell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efficiency</text:p>
          </table:table-cell>
          <table:table-cell table:style-name="ce37" office:value-type="float" office:value="0.00620978120978121" calcext:value-type="float">
            <text:p>6,21E-03</text:p>
          </table:table-cell>
          <table:table-cell table:style-name="ce41" office:value-type="float" office:value="0.00722384784198976" calcext:value-type="float">
            <text:p>7,22E-03</text:p>
          </table:table-cell>
          <table:table-cell table:style-name="ce37" office:value-type="float" office:value="0.00887261046693827" calcext:value-type="float">
            <text:p>8,87E-03</text:p>
          </table:table-cell>
          <table:table-cell table:style-name="ce41" office:value-type="float" office:value="0.00873250482625483" calcext:value-type="float">
            <text:p>8,73E-03</text:p>
          </table:table-cell>
          <table:table-cell table:style-name="ce37" office:value-type="float" office:value="0.00972746675422755" calcext:value-type="float">
            <text:p>9,73E-03</text:p>
          </table:table-cell>
          <table:table-cell table:style-name="ce45" office:value-type="float" office:value="0.0123689384010485" calcext:value-type="float">
            <text:p>1,24E-02</text:p>
          </table:table-cell>
          <table:table-cell table:number-columns-repeated="25"/>
        </table:table-row>
        <table:table-row table:style-name="ro1" table:number-rows-repeated="2">
          <table:table-cell table:number-columns-repeated="5"/>
          <table:table-cell table:style-name="ce33" table:number-columns-repeated="7"/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method</text:p>
          </table:table-cell>
          <table:table-cell table:style-name="ce34" office:value-type="string" calcext:value-type="string" table:number-columns-spanned="6" table:number-rows-spanned="1">
            <text:p>Parallel optimal without sieve</text:p>
          </table:table-cell>
          <table:covered-table-cell table:number-columns-repeated="4" table:style-name="ce38"/>
          <table:covered-table-cell table:style-name="ce42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number of threads</text:p>
          </table:table-cell>
          <table:table-cell table:style-name="ce35" office:value-type="float" office:value="4" calcext:value-type="float" table:number-columns-spanned="3" table:number-rows-spanned="1">
            <text:p>4</text:p>
          </table:table-cell>
          <table:covered-table-cell table:style-name="ce39"/>
          <table:covered-table-cell table:style-name="ce35"/>
          <table:table-cell table:style-name="ce39" office:value-type="float" office:value="8" calcext:value-type="float" table:number-columns-spanned="3" table:number-rows-spanned="1">
            <text:p>8</text:p>
          </table:table-cell>
          <table:covered-table-cell table:style-name="ce35"/>
          <table:covered-table-cell table:style-name="ce43"/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Range</text:p>
          </table:table-cell>
          <table:table-cell table:style-name="ce35" office:value-type="string" calcext:value-type="string">
            <text:p>2...MAX</text:p>
          </table:table-cell>
          <table:table-cell table:style-name="ce39" office:value-type="string" calcext:value-type="string">
            <text:p>2..MAX/2</text:p>
          </table:table-cell>
          <table:table-cell table:style-name="ce35" office:value-type="string" calcext:value-type="string">
            <text:p>MAX/2...MAX</text:p>
          </table:table-cell>
          <table:table-cell table:style-name="ce39" office:value-type="string" calcext:value-type="string">
            <text:p>2…MAX</text:p>
          </table:table-cell>
          <table:table-cell table:style-name="ce35" office:value-type="string" calcext:value-type="string">
            <text:p>2...MAX/2</text:p>
          </table:table-cell>
          <table:table-cell table:style-name="ce43" office:value-type="string" calcext:value-type="string">
            <text:p>MAX/2...MAX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acceleration</text:p>
          </table:table-cell>
          <table:table-cell office:value-type="float" office:value="0.0256319447518704" calcext:value-type="float">
            <text:p>2,56E-02</text:p>
          </table:table-cell>
          <table:table-cell office:value-type="float" office:value="0.0287551565154089" calcext:value-type="float">
            <text:p>2,88E-02</text:p>
          </table:table-cell>
          <table:table-cell office:value-type="float" office:value="0.0361474624960102" calcext:value-type="float">
            <text:p>3,61E-02</text:p>
          </table:table-cell>
          <table:table-cell office:value-type="float" office:value="0.0365715007579586" calcext:value-type="float">
            <text:p>3,66E-02</text:p>
          </table:table-cell>
          <table:table-cell office:value-type="float" office:value="0.0395527369826435" calcext:value-type="float">
            <text:p>3,96E-02</text:p>
          </table:table-cell>
          <table:table-cell office:value-type="float" office:value="0.0487568614788505" calcext:value-type="float">
            <text:p>4,88E-02</text:p>
          </table:table-cell>
          <table:table-cell table:number-columns-repeated="25"/>
        </table:table-row>
        <table:table-row table:style-name="ro7">
          <table:table-cell table:number-columns-repeated="5"/>
          <table:table-cell office:value-type="string" calcext:value-type="string">
            <text:p>Speed</text:p>
          </table:table-cell>
          <table:table-cell office:value-type="float" office:value="3098853.3799637" calcext:value-type="float">
            <text:p>3,10E+06</text:p>
          </table:table-cell>
          <table:table-cell office:value-type="float" office:value="4246541.98010192" calcext:value-type="float">
            <text:p>4,25E+06</text:p>
          </table:table-cell>
          <table:table-cell office:value-type="float" office:value="2792850.38301947" calcext:value-type="float">
            <text:p>2,79E+06</text:p>
          </table:table-cell>
          <table:table-cell office:value-type="float" office:value="4421424.89893886" calcext:value-type="float">
            <text:p>4,42E+06</text:p>
          </table:table-cell>
          <table:table-cell office:value-type="float" office:value="5841121.32843792" calcext:value-type="float">
            <text:p>5,84E+06</text:p>
          </table:table-cell>
          <table:table-cell office:value-type="float" office:value="3767086.5353568" calcext:value-type="float">
            <text:p>3,77E+06</text:p>
          </table:table-cell>
          <table:table-cell table:number-columns-repeated="25"/>
        </table:table-row>
        <table:table-row table:style-name="ro7">
          <table:table-cell table:number-columns-repeated="5"/>
          <table:table-cell table:style-name="ce31" office:value-type="string" calcext:value-type="string">
            <text:p>efficiency</text:p>
          </table:table-cell>
          <table:table-cell table:style-name="ce37" office:value-type="float" office:value="0.00640798618796759" calcext:value-type="float">
            <text:p>6,41E-03</text:p>
          </table:table-cell>
          <table:table-cell table:style-name="ce41" office:value-type="float" office:value="0.00718878912885222" calcext:value-type="float">
            <text:p>7,19E-03</text:p>
          </table:table-cell>
          <table:table-cell table:style-name="ce37" office:value-type="float" office:value="0.00903686562400255" calcext:value-type="float">
            <text:p>9,04E-03</text:p>
          </table:table-cell>
          <table:table-cell table:style-name="ce41" office:value-type="float" office:value="0.00914287518948964" calcext:value-type="float">
            <text:p>9,14E-03</text:p>
          </table:table-cell>
          <table:table-cell table:style-name="ce37" office:value-type="float" office:value="0.00988818424566088" calcext:value-type="float">
            <text:p>9,89E-03</text:p>
          </table:table-cell>
          <table:table-cell table:style-name="ce45" office:value-type="float" office:value="0.0121892153697126" calcext:value-type="float">
            <text:p>1,22E-02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2" number:min-decimal-places="2" number:min-integer-digits="2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21:19:24.319000000</dc:date>
    <meta:editing-duration>PT2H55M9S</meta:editing-duration>
    <meta:editing-cycles>38</meta:editing-cycles>
    <meta:document-statistic meta:table-count="3" meta:cell-count="1297" meta:object-count="0"/>
  </office:meta>
</office:document-meta>
</file>